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北市第1選舉區">
      <style:table-properties table:display="true" style:writing-mode="lr-tb"/>
    </style:style>
    <style:style style:name="ta2" style:family="table" style:master-page-name="PageStyle_5f_臺北市第2選舉區">
      <style:table-properties table:display="true" style:writing-mode="lr-tb"/>
    </style:style>
    <style:style style:name="ta3" style:family="table" style:master-page-name="PageStyle_5f_臺北市第3選舉區">
      <style:table-properties table:display="true" style:writing-mode="lr-tb"/>
    </style:style>
    <style:style style:name="ta4" style:family="table" style:master-page-name="PageStyle_5f_臺北市第4選舉區">
      <style:table-properties table:display="true" style:writing-mode="lr-tb"/>
    </style:style>
    <style:style style:name="ta5" style:family="table" style:master-page-name="PageStyle_5f_臺北市第5選舉區">
      <style:table-properties table:display="true" style:writing-mode="lr-tb"/>
    </style:style>
    <style:style style:name="ta6" style:family="table" style:master-page-name="PageStyle_5f_臺北市第6選舉區">
      <style:table-properties table:display="true" style:writing-mode="lr-tb"/>
    </style:style>
    <style:style style:name="ta7" style:family="table" style:master-page-name="PageStyle_5f_臺北市第7選舉區">
      <style:table-properties table:display="true" style:writing-mode="lr-tb"/>
    </style:style>
    <style:style style:name="ta8" style:family="table" style:master-page-name="PageStyle_5f_臺北市第8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北市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第11屆區域立法委員選舉臺北市第1選舉區候選人在各村(里)得票數一覽表</text:p>
          </table:table-cell>
          <table:covered-table-cell table:number-columns-repeated="17" table:style-name="ce1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8" table:number-rows-spanned="1">
            <text:p>各候選人得票情形</text:p>
          </table:table-cell>
          <table:covered-table-cell table:number-columns-repeated="7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吳思瑤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張斯綱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賴宗育</text:p>
            <text:p>人民民主黨</text:p>
          </table:table-cell>
          <table:table-cell table:style-name="ce1" office:value-type="string" calcext:value-type="string" table:number-columns-spanned="1" table:number-rows-spanned="3">
            <text:p>(4)</text:p>
            <text:p>侯漢廷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臺勝</text:p>
            <text:p>人民最大黨</text:p>
          </table:table-cell>
          <table:table-cell table:style-name="ce1" office:value-type="string" calcext:value-type="string" table:number-columns-spanned="1" table:number-rows-spanned="3">
            <text:p>(6)</text:p>
            <text:p>胡金城</text:p>
            <text:p>人民最大黨</text:p>
          </table:table-cell>
          <table:table-cell table:style-name="ce1" office:value-type="string" calcext:value-type="string" table:number-columns-spanned="1" table:number-rows-spanned="3">
            <text:p>(7)</text:p>
            <text:p>許盛鋒</text:p>
            <text:p>無</text:p>
          </table:table-cell>
          <table:table-cell table:style-name="ce1" office:value-type="string" calcext:value-type="string" table:number-columns-spanned="1" table:number-rows-spanned="3">
            <text:p>(8)</text:p>
            <text:p>陳執中</text:p>
            <text:p>臺灣雙語無法黨</text:p>
          </table:table-cell>
          <table:covered-table-cell table:number-columns-repeated="8" table:style-name="ce1"/>
          <table:table-cell table:number-columns-repeated="1006"/>
        </table:table-row>
        <table:table-row table:style-name="ro1">
          <table:covered-table-cell table:number-columns-repeated="18" table:style-name="ce1"/>
          <table:table-cell table:number-columns-repeated="1006"/>
        </table:table-row>
        <table:table-row table:style-name="ro1">
          <table:covered-table-cell table:number-columns-repeated="18" table:style-name="ce1"/>
          <table:table-cell table:number-columns-repeated="1006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1958" calcext:value-type="float">
            <text:p>91,958</text:p>
          </table:table-cell>
          <table:table-cell table:style-name="ce3" office:value-type="float" office:value="71837" calcext:value-type="float">
            <text:p>71,837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8510" calcext:value-type="float">
            <text:p>28,51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94738" calcext:value-type="float">
            <text:p>194,738</text:p>
          </table:table-cell>
          <table:table-cell table:style-name="ce3" office:value-type="float" office:value="3800" calcext:value-type="float">
            <text:p>3,800</text:p>
          </table:table-cell>
          <table:table-cell table:style-name="ce3" office:value-type="float" office:value="198538" calcext:value-type="float">
            <text:p>198,5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8552" calcext:value-type="float">
            <text:p>198,552</text:p>
          </table:table-cell>
          <table:table-cell table:style-name="ce3" office:value-type="float" office:value="68614" calcext:value-type="float">
            <text:p>68,614</text:p>
          </table:table-cell>
          <table:table-cell table:style-name="ce3" office:value-type="float" office:value="267166" calcext:value-type="float">
            <text:p>267,166</text:p>
          </table:table-cell>
          <table:table-cell table:style-name="ce4" office:value-type="string" calcext:value-type="string">
            <text:p>74.3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　北投區</text:p>
          </table:table-cell>
          <table:table-cell table:style-name="ce2"/>
          <table:table-cell table:style-name="ce3" office:value-type="float" office:value="69197" calcext:value-type="float">
            <text:p>69,197</text:p>
          </table:table-cell>
          <table:table-cell table:style-name="ce3" office:value-type="float" office:value="52798" calcext:value-type="float">
            <text:p>52,79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1511" calcext:value-type="float">
            <text:p>21,51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45393" calcext:value-type="float">
            <text:p>145,393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148236" calcext:value-type="float">
            <text:p>148,2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8246" calcext:value-type="float">
            <text:p>148,246</text:p>
          </table:table-cell>
          <table:table-cell table:style-name="ce3" office:value-type="float" office:value="51447" calcext:value-type="float">
            <text:p>51,447</text:p>
          </table:table-cell>
          <table:table-cell table:style-name="ce3" office:value-type="float" office:value="199693" calcext:value-type="float">
            <text:p>199,693</text:p>
          </table:table-cell>
          <table:table-cell table:style-name="ce4" office:value-type="string" calcext:value-type="string">
            <text:p>74.2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建民里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7" calcext:value-type="float">
            <text:p>38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644" calcext:value-type="float">
            <text:p>3,644</text:p>
          </table:table-cell>
          <table:table-cell table:style-name="ce4" office:value-type="string" calcext:value-type="string">
            <text:p>77.0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文林里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579" calcext:value-type="float">
            <text:p>3,579</text:p>
          </table:table-cell>
          <table:table-cell table:style-name="ce4" office:value-type="string" calcext:value-type="string">
            <text:p>76.8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4186" calcext:value-type="float">
            <text:p>4,186</text:p>
          </table:table-cell>
          <table:table-cell table:style-name="ce4" office:value-type="string" calcext:value-type="string">
            <text:p>76.7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4" calcext:value-type="float">
            <text:p>69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61" calcext:value-type="float">
            <text:p>4,26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355" calcext:value-type="float">
            <text:p>4,3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56" calcext:value-type="float">
            <text:p>4,356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5656" calcext:value-type="float">
            <text:p>5,656</text:p>
          </table:table-cell>
          <table:table-cell table:style-name="ce4" office:value-type="string" calcext:value-type="string">
            <text:p>77.0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33" calcext:value-type="float">
            <text:p>4,13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218" calcext:value-type="float">
            <text:p>4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8" calcext:value-type="float">
            <text:p>4,218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5750" calcext:value-type="float">
            <text:p>5,750</text:p>
          </table:table-cell>
          <table:table-cell table:style-name="ce4" office:value-type="string" calcext:value-type="string">
            <text:p>73.3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17" calcext:value-type="float">
            <text:p>4,51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596" calcext:value-type="float">
            <text:p>4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6" calcext:value-type="float">
            <text:p>4,596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6042" calcext:value-type="float">
            <text:p>6,042</text:p>
          </table:table-cell>
          <table:table-cell table:style-name="ce4" office:value-type="string" calcext:value-type="string">
            <text:p>76.0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15" calcext:value-type="float">
            <text:p>4,71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00" calcext:value-type="float">
            <text:p>4,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0" calcext:value-type="float">
            <text:p>4,80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6435" calcext:value-type="float">
            <text:p>6,435</text:p>
          </table:table-cell>
          <table:table-cell table:style-name="ce4" office:value-type="string" calcext:value-type="string">
            <text:p>74.5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振華里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48" calcext:value-type="float">
            <text:p>64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10" calcext:value-type="float">
            <text:p>4,5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583" calcext:value-type="float">
            <text:p>4,5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85" calcext:value-type="float">
            <text:p>4,585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6157" calcext:value-type="float">
            <text:p>6,157</text:p>
          </table:table-cell>
          <table:table-cell table:style-name="ce4" office:value-type="string" calcext:value-type="string">
            <text:p>74.4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2089" calcext:value-type="float">
            <text:p>2,08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90" calcext:value-type="float">
            <text:p>5,59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694" calcext:value-type="float">
            <text:p>5,6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97" calcext:value-type="float">
            <text:p>5,697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7753" calcext:value-type="float">
            <text:p>7,753</text:p>
          </table:table-cell>
          <table:table-cell table:style-name="ce4" office:value-type="string" calcext:value-type="string">
            <text:p>73.4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永欣里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64" calcext:value-type="float">
            <text:p>4,86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53" calcext:value-type="float">
            <text:p>4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3" calcext:value-type="float">
            <text:p>4,953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6653" calcext:value-type="float">
            <text:p>6,653</text:p>
          </table:table-cell>
          <table:table-cell table:style-name="ce4" office:value-type="string" calcext:value-type="string">
            <text:p>74.4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859" calcext:value-type="float">
            <text:p>3,859</text:p>
          </table:table-cell>
          <table:table-cell table:style-name="ce4" office:value-type="string" calcext:value-type="string">
            <text:p>77.5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587" calcext:value-type="float">
            <text:p>3,587</text:p>
          </table:table-cell>
          <table:table-cell table:style-name="ce4" office:value-type="string" calcext:value-type="string">
            <text:p>77.2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吉利里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53" calcext:value-type="float">
            <text:p>4,15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228" calcext:value-type="float">
            <text:p>4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8" calcext:value-type="float">
            <text:p>4,228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5489" calcext:value-type="float">
            <text:p>5,489</text:p>
          </table:table-cell>
          <table:table-cell table:style-name="ce4" office:value-type="string" calcext:value-type="string">
            <text:p>77.0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吉慶里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138" calcext:value-type="float">
            <text:p>4,138</text:p>
          </table:table-cell>
          <table:table-cell table:style-name="ce4" office:value-type="string" calcext:value-type="string">
            <text:p>77.2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尊賢里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1" calcext:value-type="float">
            <text:p>4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79" calcext:value-type="float">
            <text:p>2,87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938" calcext:value-type="float">
            <text:p>2,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8" calcext:value-type="float">
            <text:p>2,938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836" calcext:value-type="float">
            <text:p>3,836</text:p>
          </table:table-cell>
          <table:table-cell table:style-name="ce4" office:value-type="string" calcext:value-type="string">
            <text:p>76.5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立賢里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391" calcext:value-type="float">
            <text:p>4,391</text:p>
          </table:table-cell>
          <table:table-cell table:style-name="ce4" office:value-type="string" calcext:value-type="string">
            <text:p>75.4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立農里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711" calcext:value-type="float">
            <text:p>5,71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831" calcext:value-type="float">
            <text:p>5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1" calcext:value-type="float">
            <text:p>5,831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7434" calcext:value-type="float">
            <text:p>7,434</text:p>
          </table:table-cell>
          <table:table-cell table:style-name="ce4" office:value-type="string" calcext:value-type="string">
            <text:p>78.4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八仙里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482" calcext:value-type="float">
            <text:p>4,482</text:p>
          </table:table-cell>
          <table:table-cell table:style-name="ce4" office:value-type="string" calcext:value-type="string">
            <text:p>72.9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洲美里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964" calcext:value-type="float">
            <text:p>1,964</text:p>
          </table:table-cell>
          <table:table-cell table:style-name="ce4" office:value-type="string" calcext:value-type="string">
            <text:p>78.5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奇岩里</text:p>
          </table:table-cell>
          <table:table-cell table:style-name="ce3" office:value-type="float" office:value="3375" calcext:value-type="float">
            <text:p>3,375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954" calcext:value-type="float">
            <text:p>6,95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089" calcext:value-type="float">
            <text:p>7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9" calcext:value-type="float">
            <text:p>7,089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9363" calcext:value-type="float">
            <text:p>9,363</text:p>
          </table:table-cell>
          <table:table-cell table:style-name="ce4" office:value-type="string" calcext:value-type="string">
            <text:p>75.7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清江里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31" calcext:value-type="float">
            <text:p>5,23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371" calcext:value-type="float">
            <text:p>5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1" calcext:value-type="float">
            <text:p>5,371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8264" calcext:value-type="float">
            <text:p>8,264</text:p>
          </table:table-cell>
          <table:table-cell table:style-name="ce4" office:value-type="string" calcext:value-type="string">
            <text:p>64.9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848" calcext:value-type="float">
            <text:p>4,84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36" calcext:value-type="float">
            <text:p>4,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6" calcext:value-type="float">
            <text:p>4,936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6730" calcext:value-type="float">
            <text:p>6,730</text:p>
          </table:table-cell>
          <table:table-cell table:style-name="ce4" office:value-type="string" calcext:value-type="string">
            <text:p>73.3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60" calcext:value-type="float">
            <text:p>3,56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634" calcext:value-type="float">
            <text:p>3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4" calcext:value-type="float">
            <text:p>3,634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5040" calcext:value-type="float">
            <text:p>5,040</text:p>
          </table:table-cell>
          <table:table-cell table:style-name="ce4" office:value-type="string" calcext:value-type="string">
            <text:p>72.1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488" calcext:value-type="float">
            <text:p>4,488</text:p>
          </table:table-cell>
          <table:table-cell table:style-name="ce4" office:value-type="string" calcext:value-type="string">
            <text:p>75.4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溫泉里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51" calcext:value-type="float">
            <text:p>3,95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5442" calcext:value-type="float">
            <text:p>5,442</text:p>
          </table:table-cell>
          <table:table-cell table:style-name="ce4" office:value-type="string" calcext:value-type="string">
            <text:p>73.6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9" calcext:value-type="float">
            <text:p>27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562" calcext:value-type="float">
            <text:p>2,562</text:p>
          </table:table-cell>
          <table:table-cell table:style-name="ce4" office:value-type="string" calcext:value-type="string">
            <text:p>67.4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35" calcext:value-type="float">
            <text:p>3,83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908" calcext:value-type="float">
            <text:p>3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8" calcext:value-type="float">
            <text:p>3,908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5638" calcext:value-type="float">
            <text:p>5,638</text:p>
          </table:table-cell>
          <table:table-cell table:style-name="ce4" office:value-type="string" calcext:value-type="string">
            <text:p>69.3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中庸里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346" calcext:value-type="float">
            <text:p>3,346</text:p>
          </table:table-cell>
          <table:table-cell table:style-name="ce4" office:value-type="string" calcext:value-type="string">
            <text:p>73.3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60" calcext:value-type="float">
            <text:p>4,0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135" calcext:value-type="float">
            <text:p>4,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5" calcext:value-type="float">
            <text:p>4,135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5566" calcext:value-type="float">
            <text:p>5,566</text:p>
          </table:table-cell>
          <table:table-cell table:style-name="ce4" office:value-type="string" calcext:value-type="string">
            <text:p>74.2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94" calcext:value-type="float">
            <text:p>2,99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60" calcext:value-type="float">
            <text:p>3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0" calcext:value-type="float">
            <text:p>3,06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014" calcext:value-type="float">
            <text:p>4,014</text:p>
          </table:table-cell>
          <table:table-cell table:style-name="ce4" office:value-type="string" calcext:value-type="string">
            <text:p>76.2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3" calcext:value-type="float">
            <text:p>61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92" calcext:value-type="float">
            <text:p>3,59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659" calcext:value-type="float">
            <text:p>3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9" calcext:value-type="float">
            <text:p>3,659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893" calcext:value-type="float">
            <text:p>4,893</text:p>
          </table:table-cell>
          <table:table-cell table:style-name="ce4" office:value-type="string" calcext:value-type="string">
            <text:p>74.7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05" calcext:value-type="float">
            <text:p>1,90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699" calcext:value-type="float">
            <text:p>2,699</text:p>
          </table:table-cell>
          <table:table-cell table:style-name="ce4" office:value-type="string" calcext:value-type="string">
            <text:p>72.1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7" calcext:value-type="float">
            <text:p>4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252" calcext:value-type="float">
            <text:p>3,252</text:p>
          </table:table-cell>
          <table:table-cell table:style-name="ce4" office:value-type="string" calcext:value-type="string">
            <text:p>76.3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75" calcext:value-type="float">
            <text:p>2,47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459" calcext:value-type="float">
            <text:p>3,459</text:p>
          </table:table-cell>
          <table:table-cell table:style-name="ce4" office:value-type="string" calcext:value-type="string">
            <text:p>73.1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稻香里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21" calcext:value-type="float">
            <text:p>3,32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634" calcext:value-type="float">
            <text:p>4,634</text:p>
          </table:table-cell>
          <table:table-cell table:style-name="ce4" office:value-type="string" calcext:value-type="string">
            <text:p>72.7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47" calcext:value-type="float">
            <text:p>3,64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713" calcext:value-type="float">
            <text:p>3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3" calcext:value-type="float">
            <text:p>3,71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4970" calcext:value-type="float">
            <text:p>4,970</text:p>
          </table:table-cell>
          <table:table-cell table:style-name="ce4" office:value-type="string" calcext:value-type="string">
            <text:p>74.7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86" calcext:value-type="float">
            <text:p>4,48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577" calcext:value-type="float">
            <text:p>4,5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78" calcext:value-type="float">
            <text:p>4,578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6107" calcext:value-type="float">
            <text:p>6,107</text:p>
          </table:table-cell>
          <table:table-cell table:style-name="ce4" office:value-type="string" calcext:value-type="string">
            <text:p>74.9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關渡里</text:p>
          </table:table-cell>
          <table:table-cell table:style-name="ce3" office:value-type="float" office:value="3143" calcext:value-type="float">
            <text:p>3,143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432" calcext:value-type="float">
            <text:p>6,43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571" calcext:value-type="float">
            <text:p>6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1" calcext:value-type="float">
            <text:p>6,571</text:p>
          </table:table-cell>
          <table:table-cell table:style-name="ce3" office:value-type="float" office:value="2446" calcext:value-type="float">
            <text:p>2,446</text:p>
          </table:table-cell>
          <table:table-cell table:style-name="ce3" office:value-type="float" office:value="9017" calcext:value-type="float">
            <text:p>9,017</text:p>
          </table:table-cell>
          <table:table-cell table:style-name="ce4" office:value-type="string" calcext:value-type="string">
            <text:p>72.8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021" calcext:value-type="float">
            <text:p>2,021</text:p>
          </table:table-cell>
          <table:table-cell table:style-name="ce4" office:value-type="string" calcext:value-type="string">
            <text:p>70.1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0.9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大屯里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9.7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湖田里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68.8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　士林區</text:p>
          </table:table-cell>
          <table:table-cell table:style-name="ce2"/>
          <table:table-cell table:style-name="ce3" office:value-type="float" office:value="22761" calcext:value-type="float">
            <text:p>22,761</text:p>
          </table:table-cell>
          <table:table-cell table:style-name="ce3" office:value-type="float" office:value="19039" calcext:value-type="float">
            <text:p>19,03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999" calcext:value-type="float">
            <text:p>6,99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9345" calcext:value-type="float">
            <text:p>49,34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50302" calcext:value-type="float">
            <text:p>50,3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306" calcext:value-type="float">
            <text:p>50,306</text:p>
          </table:table-cell>
          <table:table-cell table:style-name="ce3" office:value-type="float" office:value="17167" calcext:value-type="float">
            <text:p>17,167</text:p>
          </table:table-cell>
          <table:table-cell table:style-name="ce3" office:value-type="float" office:value="67473" calcext:value-type="float">
            <text:p>67,473</text:p>
          </table:table-cell>
          <table:table-cell table:style-name="ce4" office:value-type="string" calcext:value-type="string">
            <text:p>74.5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天母里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26" calcext:value-type="float">
            <text:p>3,92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998" calcext:value-type="float">
            <text:p>3,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9" calcext:value-type="float">
            <text:p>3,999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5389" calcext:value-type="float">
            <text:p>5,389</text:p>
          </table:table-cell>
          <table:table-cell table:style-name="ce4" office:value-type="string" calcext:value-type="string">
            <text:p>74.1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三玉里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34" calcext:value-type="float">
            <text:p>3,5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09" calcext:value-type="float">
            <text:p>3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9" calcext:value-type="float">
            <text:p>3,609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4759" calcext:value-type="float">
            <text:p>4,759</text:p>
          </table:table-cell>
          <table:table-cell table:style-name="ce4" office:value-type="string" calcext:value-type="string">
            <text:p>75.8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天福里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07" calcext:value-type="float">
            <text:p>3,70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784" calcext:value-type="float">
            <text:p>3,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4" calcext:value-type="float">
            <text:p>3,784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145" calcext:value-type="float">
            <text:p>5,145</text:p>
          </table:table-cell>
          <table:table-cell table:style-name="ce4" office:value-type="string" calcext:value-type="string">
            <text:p>73.5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天祿里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1" calcext:value-type="float">
            <text:p>43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37" calcext:value-type="float">
            <text:p>3,03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208" calcext:value-type="float">
            <text:p>4,208</text:p>
          </table:table-cell>
          <table:table-cell table:style-name="ce4" office:value-type="string" calcext:value-type="string">
            <text:p>73.7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天壽里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53" calcext:value-type="float">
            <text:p>3,053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4085" calcext:value-type="float">
            <text:p>4,085</text:p>
          </table:table-cell>
          <table:table-cell table:style-name="ce4" office:value-type="string" calcext:value-type="string">
            <text:p>74.7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天山里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1" calcext:value-type="float">
            <text:p>61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33" calcext:value-type="float">
            <text:p>4,03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112" calcext:value-type="float">
            <text:p>4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2" calcext:value-type="float">
            <text:p>4,112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5627" calcext:value-type="float">
            <text:p>5,627</text:p>
          </table:table-cell>
          <table:table-cell table:style-name="ce4" office:value-type="string" calcext:value-type="string">
            <text:p>73.0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天和里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03" calcext:value-type="float">
            <text:p>4,40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6045" calcext:value-type="float">
            <text:p>6,045</text:p>
          </table:table-cell>
          <table:table-cell table:style-name="ce4" office:value-type="string" calcext:value-type="string">
            <text:p>74.3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天玉里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39" calcext:value-type="float">
            <text:p>5,13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239" calcext:value-type="float">
            <text:p>5,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40" calcext:value-type="float">
            <text:p>5,24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7107" calcext:value-type="float">
            <text:p>7,107</text:p>
          </table:table-cell>
          <table:table-cell table:style-name="ce4" office:value-type="string" calcext:value-type="string">
            <text:p>73.7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640" calcext:value-type="float">
            <text:p>3,640</text:p>
          </table:table-cell>
          <table:table-cell table:style-name="ce4" office:value-type="string" calcext:value-type="string">
            <text:p>75.9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德華里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38" calcext:value-type="float">
            <text:p>3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8" calcext:value-type="float">
            <text:p>3,438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532" calcext:value-type="float">
            <text:p>4,532</text:p>
          </table:table-cell>
          <table:table-cell table:style-name="ce4" office:value-type="string" calcext:value-type="string">
            <text:p>75.8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48" calcext:value-type="float">
            <text:p>3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8" calcext:value-type="float">
            <text:p>3,348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516" calcext:value-type="float">
            <text:p>4,516</text:p>
          </table:table-cell>
          <table:table-cell table:style-name="ce4" office:value-type="string" calcext:value-type="string">
            <text:p>74.1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蘭雅里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274" calcext:value-type="float">
            <text:p>5,27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367" calcext:value-type="float">
            <text:p>5,3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68" calcext:value-type="float">
            <text:p>5,368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7201" calcext:value-type="float">
            <text:p>7,201</text:p>
          </table:table-cell>
          <table:table-cell table:style-name="ce4" office:value-type="string" calcext:value-type="string">
            <text:p>74.5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蘭興里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7" calcext:value-type="float">
            <text:p>50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29" calcext:value-type="float">
            <text:p>3,92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992" calcext:value-type="float">
            <text:p>3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2" calcext:value-type="float">
            <text:p>3,992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5219" calcext:value-type="float">
            <text:p>5,219</text:p>
          </table:table-cell>
          <table:table-cell table:style-name="ce4" office:value-type="string" calcext:value-type="string">
            <text:p>76.49</text:p>
          </table:table-cell>
          <table:table-cell table:number-columns-repeated="100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北市第2選舉區" table:style-name="ta2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臺北市第2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熊嘉玲</text:p>
            <text:p>制度救世島</text:p>
          </table:table-cell>
          <table:table-cell table:style-name="ce1" office:value-type="string" calcext:value-type="string" table:number-columns-spanned="1" table:number-rows-spanned="3">
            <text:p>(2)</text:p>
            <text:p>何梅娟</text:p>
            <text:p>人民最大黨</text:p>
          </table:table-cell>
          <table:table-cell table:style-name="ce1" office:value-type="string" calcext:value-type="string" table:number-columns-spanned="1" table:number-rows-spanned="3">
            <text:p>(3)</text:p>
            <text:p>王世堅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郭啟源</text:p>
            <text:p>中華統一促進黨</text:p>
          </table:table-cell>
          <table:table-cell table:style-name="ce1" office:value-type="string" calcext:value-type="string" table:number-columns-spanned="1" table:number-rows-spanned="3">
            <text:p>(5)</text:p>
            <text:p>游淑慧</text:p>
            <text:p>中國國民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111605" calcext:value-type="float">
            <text:p>111,60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9754" calcext:value-type="float">
            <text:p>69,754</text:p>
          </table:table-cell>
          <table:table-cell table:style-name="ce3" office:value-type="float" office:value="184373" calcext:value-type="float">
            <text:p>184,373</text:p>
          </table:table-cell>
          <table:table-cell table:style-name="ce3" office:value-type="float" office:value="4702" calcext:value-type="float">
            <text:p>4,702</text:p>
          </table:table-cell>
          <table:table-cell table:style-name="ce3" office:value-type="float" office:value="189075" calcext:value-type="float">
            <text:p>189,07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9123" calcext:value-type="float">
            <text:p>189,123</text:p>
          </table:table-cell>
          <table:table-cell table:style-name="ce3" office:value-type="float" office:value="65704" calcext:value-type="float">
            <text:p>65,704</text:p>
          </table:table-cell>
          <table:table-cell table:style-name="ce3" office:value-type="float" office:value="254827" calcext:value-type="float">
            <text:p>254,827</text:p>
          </table:table-cell>
          <table:table-cell table:style-name="ce4" office:value-type="string" calcext:value-type="string">
            <text:p>74.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大同區</text:p>
          </table:table-cell>
          <table:table-cell table:style-name="ce2"/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45088" calcext:value-type="float">
            <text:p>45,08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5665" calcext:value-type="float">
            <text:p>25,665</text:p>
          </table:table-cell>
          <table:table-cell table:style-name="ce3" office:value-type="float" office:value="71888" calcext:value-type="float">
            <text:p>71,888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73779" calcext:value-type="float">
            <text:p>73,7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782" calcext:value-type="float">
            <text:p>73,782</text:p>
          </table:table-cell>
          <table:table-cell table:style-name="ce3" office:value-type="float" office:value="25691" calcext:value-type="float">
            <text:p>25,691</text:p>
          </table:table-cell>
          <table:table-cell table:style-name="ce3" office:value-type="float" office:value="99473" calcext:value-type="float">
            <text:p>99,473</text:p>
          </table:table-cell>
          <table:table-cell table:style-name="ce4" office:value-type="string" calcext:value-type="string">
            <text:p>74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玉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355" calcext:value-type="float">
            <text:p>2,355</text:p>
          </table:table-cell>
          <table:table-cell table:style-name="ce4" office:value-type="string" calcext:value-type="string">
            <text:p>73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明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702" calcext:value-type="float">
            <text:p>2,702</text:p>
          </table:table-cell>
          <table:table-cell table:style-name="ce4" office:value-type="string" calcext:value-type="string">
            <text:p>70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770" calcext:value-type="float">
            <text:p>2,7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853" calcext:value-type="float">
            <text:p>3,853</text:p>
          </table:table-cell>
          <table:table-cell table:style-name="ce4" office:value-type="string" calcext:value-type="string">
            <text:p>73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泰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881" calcext:value-type="float">
            <text:p>2,881</text:p>
          </table:table-cell>
          <table:table-cell table:style-name="ce4" office:value-type="string" calcext:value-type="string">
            <text:p>74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119" calcext:value-type="float">
            <text:p>3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9" calcext:value-type="float">
            <text:p>3,119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184" calcext:value-type="float">
            <text:p>4,184</text:p>
          </table:table-cell>
          <table:table-cell table:style-name="ce4" office:value-type="string" calcext:value-type="string">
            <text:p>74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684" calcext:value-type="float">
            <text:p>3,684</text:p>
          </table:table-cell>
          <table:table-cell table:style-name="ce4" office:value-type="string" calcext:value-type="string">
            <text:p>72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星明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90" calcext:value-type="float">
            <text:p>1,9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3" calcext:value-type="float">
            <text:p>3,343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637" calcext:value-type="float">
            <text:p>4,637</text:p>
          </table:table-cell>
          <table:table-cell table:style-name="ce4" office:value-type="string" calcext:value-type="string">
            <text:p>72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能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144" calcext:value-type="float">
            <text:p>3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4" calcext:value-type="float">
            <text:p>3,14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4032" calcext:value-type="float">
            <text:p>4,032</text:p>
          </table:table-cell>
          <table:table-cell table:style-name="ce4" office:value-type="string" calcext:value-type="string">
            <text:p>77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688" calcext:value-type="float">
            <text:p>3,688</text:p>
          </table:table-cell>
          <table:table-cell table:style-name="ce4" office:value-type="string" calcext:value-type="string">
            <text:p>75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282" calcext:value-type="float">
            <text:p>3,282</text:p>
          </table:table-cell>
          <table:table-cell table:style-name="ce4" office:value-type="string" calcext:value-type="string">
            <text:p>74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03" calcext:value-type="float">
            <text:p>3,3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5288" calcext:value-type="float">
            <text:p>5,28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456" calcext:value-type="float">
            <text:p>5,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6" calcext:value-type="float">
            <text:p>5,456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7251" calcext:value-type="float">
            <text:p>7,251</text:p>
          </table:table-cell>
          <table:table-cell table:style-name="ce4" office:value-type="string" calcext:value-type="string">
            <text:p>75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芳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29" calcext:value-type="float">
            <text:p>2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9" calcext:value-type="float">
            <text:p>2,529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356" calcext:value-type="float">
            <text:p>3,356</text:p>
          </table:table-cell>
          <table:table-cell table:style-name="ce4" office:value-type="string" calcext:value-type="string">
            <text:p>75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926" calcext:value-type="float">
            <text:p>3,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6" calcext:value-type="float">
            <text:p>3,926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5222" calcext:value-type="float">
            <text:p>5,222</text:p>
          </table:table-cell>
          <table:table-cell table:style-name="ce4" office:value-type="string" calcext:value-type="string">
            <text:p>75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景星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017" calcext:value-type="float">
            <text:p>2,017</text:p>
          </table:table-cell>
          <table:table-cell table:style-name="ce4" office:value-type="string" calcext:value-type="string">
            <text:p>71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隆和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919" calcext:value-type="float">
            <text:p>2,919</text:p>
          </table:table-cell>
          <table:table-cell table:style-name="ce4" office:value-type="string" calcext:value-type="string">
            <text:p>75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2939" calcext:value-type="float">
            <text:p>2,93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010" calcext:value-type="float">
            <text:p>4,010</text:p>
          </table:table-cell>
          <table:table-cell table:style-name="ce4" office:value-type="string" calcext:value-type="string">
            <text:p>75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國順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461" calcext:value-type="float">
            <text:p>2,461</text:p>
          </table:table-cell>
          <table:table-cell table:style-name="ce4" office:value-type="string" calcext:value-type="string">
            <text:p>74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886" calcext:value-type="float">
            <text:p>2,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6" calcext:value-type="float">
            <text:p>2,88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769" calcext:value-type="float">
            <text:p>3,769</text:p>
          </table:table-cell>
          <table:table-cell table:style-name="ce4" office:value-type="string" calcext:value-type="string">
            <text:p>76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揚雅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3710" calcext:value-type="float">
            <text:p>3,710</text:p>
          </table:table-cell>
          <table:table-cell table:style-name="ce4" office:value-type="string" calcext:value-type="string">
            <text:p>58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05" calcext:value-type="float">
            <text:p>3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5" calcext:value-type="float">
            <text:p>3,005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114" calcext:value-type="float">
            <text:p>4,114</text:p>
          </table:table-cell>
          <table:table-cell table:style-name="ce4" office:value-type="string" calcext:value-type="string">
            <text:p>73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鄰江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3799" calcext:value-type="float">
            <text:p>3,79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903" calcext:value-type="float">
            <text:p>3,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3" calcext:value-type="float">
            <text:p>3,903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5230" calcext:value-type="float">
            <text:p>5,230</text:p>
          </table:table-cell>
          <table:table-cell table:style-name="ce4" office:value-type="string" calcext:value-type="string">
            <text:p>74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至聖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4795" calcext:value-type="float">
            <text:p>4,79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886" calcext:value-type="float">
            <text:p>4,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6" calcext:value-type="float">
            <text:p>4,886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6380" calcext:value-type="float">
            <text:p>6,380</text:p>
          </table:table-cell>
          <table:table-cell table:style-name="ce4" office:value-type="string" calcext:value-type="string">
            <text:p>76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老師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3423" calcext:value-type="float">
            <text:p>3,42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506" calcext:value-type="float">
            <text:p>3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6" calcext:value-type="float">
            <text:p>3,506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669" calcext:value-type="float">
            <text:p>4,669</text:p>
          </table:table-cell>
          <table:table-cell table:style-name="ce4" office:value-type="string" calcext:value-type="string">
            <text:p>75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062" calcext:value-type="float">
            <text:p>4,0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63" calcext:value-type="float">
            <text:p>4,063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401" calcext:value-type="float">
            <text:p>5,401</text:p>
          </table:table-cell>
          <table:table-cell table:style-name="ce4" office:value-type="string" calcext:value-type="string">
            <text:p>75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749" calcext:value-type="float">
            <text:p>2,74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666" calcext:value-type="float">
            <text:p>3,666</text:p>
          </table:table-cell>
          <table:table-cell table:style-name="ce4" office:value-type="string" calcext:value-type="string">
            <text:p>77.5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士林區</text:p>
          </table:table-cell>
          <table:table-cell table:style-name="ce2"/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66517" calcext:value-type="float">
            <text:p>66,51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4089" calcext:value-type="float">
            <text:p>44,089</text:p>
          </table:table-cell>
          <table:table-cell table:style-name="ce3" office:value-type="float" office:value="112485" calcext:value-type="float">
            <text:p>112,485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115296" calcext:value-type="float">
            <text:p>115,29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5341" calcext:value-type="float">
            <text:p>115,341</text:p>
          </table:table-cell>
          <table:table-cell table:style-name="ce3" office:value-type="float" office:value="40013" calcext:value-type="float">
            <text:p>40,013</text:p>
          </table:table-cell>
          <table:table-cell table:style-name="ce3" office:value-type="float" office:value="155354" calcext:value-type="float">
            <text:p>155,354</text:p>
          </table:table-cell>
          <table:table-cell table:style-name="ce4" office:value-type="string" calcext:value-type="string">
            <text:p>74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勇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155" calcext:value-type="float">
            <text:p>3,155</text:p>
          </table:table-cell>
          <table:table-cell table:style-name="ce4" office:value-type="string" calcext:value-type="string">
            <text:p>75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信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28" calcext:value-type="float">
            <text:p>2,628</text:p>
          </table:table-cell>
          <table:table-cell table:style-name="ce4" office:value-type="string" calcext:value-type="string">
            <text:p>72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454" calcext:value-type="float">
            <text:p>2,454</text:p>
          </table:table-cell>
          <table:table-cell table:style-name="ce4" office:value-type="string" calcext:value-type="string">
            <text:p>75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4790" calcext:value-type="float">
            <text:p>4,790</text:p>
          </table:table-cell>
          <table:table-cell table:style-name="ce4" office:value-type="string" calcext:value-type="string">
            <text:p>58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志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4612" calcext:value-type="float">
            <text:p>4,61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08" calcext:value-type="float">
            <text:p>4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8" calcext:value-type="float">
            <text:p>4,708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6119" calcext:value-type="float">
            <text:p>6,119</text:p>
          </table:table-cell>
          <table:table-cell table:style-name="ce4" office:value-type="string" calcext:value-type="string">
            <text:p>76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佳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11" calcext:value-type="float">
            <text:p>2,0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3593" calcext:value-type="float">
            <text:p>3,59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685" calcext:value-type="float">
            <text:p>3,6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969" calcext:value-type="float">
            <text:p>4,969</text:p>
          </table:table-cell>
          <table:table-cell table:style-name="ce4" office:value-type="string" calcext:value-type="string">
            <text:p>74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佳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4627" calcext:value-type="float">
            <text:p>4,62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745" calcext:value-type="float">
            <text:p>4,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5" calcext:value-type="float">
            <text:p>4,745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6273" calcext:value-type="float">
            <text:p>6,273</text:p>
          </table:table-cell>
          <table:table-cell table:style-name="ce4" office:value-type="string" calcext:value-type="string">
            <text:p>75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4671" calcext:value-type="float">
            <text:p>4,67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795" calcext:value-type="float">
            <text:p>4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5" calcext:value-type="float">
            <text:p>4,795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6476" calcext:value-type="float">
            <text:p>6,476</text:p>
          </table:table-cell>
          <table:table-cell table:style-name="ce4" office:value-type="string" calcext:value-type="string">
            <text:p>74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3999" calcext:value-type="float">
            <text:p>3,99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109" calcext:value-type="float">
            <text:p>4,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10" calcext:value-type="float">
            <text:p>4,11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5375" calcext:value-type="float">
            <text:p>5,375</text:p>
          </table:table-cell>
          <table:table-cell table:style-name="ce4" office:value-type="string" calcext:value-type="string">
            <text:p>76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前港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2616" calcext:value-type="float">
            <text:p>2,61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593" calcext:value-type="float">
            <text:p>3,593</text:p>
          </table:table-cell>
          <table:table-cell table:style-name="ce4" office:value-type="string" calcext:value-type="string">
            <text:p>74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百齡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32" calcext:value-type="float">
            <text:p>2,4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4039" calcext:value-type="float">
            <text:p>4,03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138" calcext:value-type="float">
            <text:p>4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8" calcext:value-type="float">
            <text:p>4,138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5416" calcext:value-type="float">
            <text:p>5,416</text:p>
          </table:table-cell>
          <table:table-cell table:style-name="ce4" office:value-type="string" calcext:value-type="string">
            <text:p>76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承德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470" calcext:value-type="float">
            <text:p>3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0" calcext:value-type="float">
            <text:p>3,47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648" calcext:value-type="float">
            <text:p>4,648</text:p>
          </table:table-cell>
          <table:table-cell table:style-name="ce4" office:value-type="string" calcext:value-type="string">
            <text:p>74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華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3638" calcext:value-type="float">
            <text:p>3,63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725" calcext:value-type="float">
            <text:p>3,7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26" calcext:value-type="float">
            <text:p>3,726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5090" calcext:value-type="float">
            <text:p>5,090</text:p>
          </table:table-cell>
          <table:table-cell table:style-name="ce4" office:value-type="string" calcext:value-type="string">
            <text:p>73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明勝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005" calcext:value-type="float">
            <text:p>3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5" calcext:value-type="float">
            <text:p>3,005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986" calcext:value-type="float">
            <text:p>3,986</text:p>
          </table:table-cell>
          <table:table-cell table:style-name="ce4" office:value-type="string" calcext:value-type="string">
            <text:p>75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01" calcext:value-type="float">
            <text:p>3,301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456" calcext:value-type="float">
            <text:p>4,456</text:p>
          </table:table-cell>
          <table:table-cell table:style-name="ce4" office:value-type="string" calcext:value-type="string">
            <text:p>73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522" calcext:value-type="float">
            <text:p>3,52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630" calcext:value-type="float">
            <text:p>3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0" calcext:value-type="float">
            <text:p>3,630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4898" calcext:value-type="float">
            <text:p>4,898</text:p>
          </table:table-cell>
          <table:table-cell table:style-name="ce4" office:value-type="string" calcext:value-type="string">
            <text:p>74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37" calcext:value-type="float">
            <text:p>2,6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4458" calcext:value-type="float">
            <text:p>4,45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549" calcext:value-type="float">
            <text:p>4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9" calcext:value-type="float">
            <text:p>4,549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910" calcext:value-type="float">
            <text:p>5,910</text:p>
          </table:table-cell>
          <table:table-cell table:style-name="ce4" office:value-type="string" calcext:value-type="string">
            <text:p>76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葫東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323" calcext:value-type="float">
            <text:p>3,323</text:p>
          </table:table-cell>
          <table:table-cell table:style-name="ce4" office:value-type="string" calcext:value-type="string">
            <text:p>75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3839" calcext:value-type="float">
            <text:p>3,83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938" calcext:value-type="float">
            <text:p>3,9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39" calcext:value-type="float">
            <text:p>3,939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282" calcext:value-type="float">
            <text:p>5,282</text:p>
          </table:table-cell>
          <table:table-cell table:style-name="ce4" office:value-type="string" calcext:value-type="string">
            <text:p>74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新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5328" calcext:value-type="float">
            <text:p>5,32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441" calcext:value-type="float">
            <text:p>5,4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56" calcext:value-type="float">
            <text:p>5,456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7325" calcext:value-type="float">
            <text:p>7,325</text:p>
          </table:table-cell>
          <table:table-cell table:style-name="ce4" office:value-type="string" calcext:value-type="string">
            <text:p>74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園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4252" calcext:value-type="float">
            <text:p>4,25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349" calcext:value-type="float">
            <text:p>4,3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50" calcext:value-type="float">
            <text:p>4,350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5818" calcext:value-type="float">
            <text:p>5,818</text:p>
          </table:table-cell>
          <table:table-cell table:style-name="ce4" office:value-type="string" calcext:value-type="string">
            <text:p>74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倫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01" calcext:value-type="float">
            <text:p>2,8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4243" calcext:value-type="float">
            <text:p>4,24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348" calcext:value-type="float">
            <text:p>4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8" calcext:value-type="float">
            <text:p>4,348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5826" calcext:value-type="float">
            <text:p>5,826</text:p>
          </table:table-cell>
          <table:table-cell table:style-name="ce4" office:value-type="string" calcext:value-type="string">
            <text:p>74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983" calcext:value-type="float">
            <text:p>2,98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242" calcext:value-type="float">
            <text:p>4,242</text:p>
          </table:table-cell>
          <table:table-cell table:style-name="ce4" office:value-type="string" calcext:value-type="string">
            <text:p>72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洲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26" calcext:value-type="float">
            <text:p>2,7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862" calcext:value-type="float">
            <text:p>3,8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63" calcext:value-type="float">
            <text:p>3,863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5264" calcext:value-type="float">
            <text:p>5,264</text:p>
          </table:table-cell>
          <table:table-cell table:style-name="ce4" office:value-type="string" calcext:value-type="string">
            <text:p>73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岩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775" calcext:value-type="float">
            <text:p>2,775</text:p>
          </table:table-cell>
          <table:table-cell table:style-name="ce4" office:value-type="string" calcext:value-type="string">
            <text:p>72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名山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4365" calcext:value-type="float">
            <text:p>4,36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69" calcext:value-type="float">
            <text:p>4,4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70" calcext:value-type="float">
            <text:p>4,470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5824" calcext:value-type="float">
            <text:p>5,824</text:p>
          </table:table-cell>
          <table:table-cell table:style-name="ce4" office:value-type="string" calcext:value-type="string">
            <text:p>76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聖山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4155" calcext:value-type="float">
            <text:p>4,155</text:p>
          </table:table-cell>
          <table:table-cell table:style-name="ce4" office:value-type="string" calcext:value-type="string">
            <text:p>76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芝山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4591" calcext:value-type="float">
            <text:p>4,59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709" calcext:value-type="float">
            <text:p>4,7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10" calcext:value-type="float">
            <text:p>4,71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6180" calcext:value-type="float">
            <text:p>6,180</text:p>
          </table:table-cell>
          <table:table-cell table:style-name="ce4" office:value-type="string" calcext:value-type="string">
            <text:p>76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3011" calcext:value-type="float">
            <text:p>3,0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153" calcext:value-type="float">
            <text:p>4,153</text:p>
          </table:table-cell>
          <table:table-cell table:style-name="ce4" office:value-type="string" calcext:value-type="string">
            <text:p>74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4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1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643" calcext:value-type="float">
            <text:p>1,643</text:p>
          </table:table-cell>
          <table:table-cell table:style-name="ce4" office:value-type="string" calcext:value-type="string">
            <text:p>72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569" calcext:value-type="float">
            <text:p>2,569</text:p>
          </table:table-cell>
          <table:table-cell table:style-name="ce4" office:value-type="string" calcext:value-type="string">
            <text:p>69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菁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71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5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4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翠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277" calcext:value-type="float">
            <text:p>2,277</text:p>
          </table:table-cell>
          <table:table-cell table:style-name="ce4" office:value-type="string" calcext:value-type="string">
            <text:p>75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臨溪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369" calcext:value-type="float">
            <text:p>2,369</text:p>
          </table:table-cell>
          <table:table-cell table:style-name="ce4" office:value-type="string" calcext:value-type="string">
            <text:p>70.24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北市第3選舉區" table:style-name="ta3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第11屆區域立法委員選舉臺北市第3選舉區候選人在各村(里)得票數一覽表</text:p>
          </table:table-cell>
          <table:covered-table-cell table:number-columns-repeated="16" table:style-name="ce1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7" table:number-rows-spanned="1">
            <text:p>各候選人得票情形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7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余新造</text:p>
            <text:p>人民最大黨</text:p>
          </table:table-cell>
          <table:table-cell table:style-name="ce1" office:value-type="string" calcext:value-type="string" table:number-columns-spanned="1" table:number-rows-spanned="3">
            <text:p>(2)</text:p>
            <text:p>陳源發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謝佩芬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高士恩</text:p>
            <text:p>制度救世島</text:p>
          </table:table-cell>
          <table:table-cell table:style-name="ce1" office:value-type="string" calcext:value-type="string" table:number-columns-spanned="1" table:number-rows-spanned="3">
            <text:p>(5)</text:p>
            <text:p>王鴻薇</text:p>
            <text:p>中國國民黨</text:p>
          </table:table-cell>
          <table:table-cell table:style-name="ce1" office:value-type="string" calcext:value-type="string" table:number-columns-spanned="1" table:number-rows-spanned="3">
            <text:p>(6)</text:p>
            <text:p>楊時睿</text:p>
            <text:p>台灣維新</text:p>
          </table:table-cell>
          <table:table-cell table:style-name="ce1" office:value-type="string" calcext:value-type="string" table:number-columns-spanned="1" table:number-rows-spanned="3">
            <text:p>(7)</text:p>
            <text:p>陳一郎</text:p>
            <text:p>臺灣雙語無法黨</text:p>
          </table:table-cell>
          <table:covered-table-cell table:number-columns-repeated="8" table:style-name="ce1"/>
          <table:table-cell table:number-columns-repeated="1007"/>
        </table:table-row>
        <table:table-row table:style-name="ro1">
          <table:covered-table-cell table:number-columns-repeated="17" table:style-name="ce1"/>
          <table:table-cell table:number-columns-repeated="1007"/>
        </table:table-row>
        <table:table-row table:style-name="ro1">
          <table:covered-table-cell table:number-columns-repeated="17" table:style-name="ce1"/>
          <table:table-cell table:number-columns-repeated="1007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89850" calcext:value-type="float">
            <text:p>89,85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05050" calcext:value-type="float">
            <text:p>105,05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00027" calcext:value-type="float">
            <text:p>200,027</text:p>
          </table:table-cell>
          <table:table-cell table:style-name="ce3" office:value-type="float" office:value="4976" calcext:value-type="float">
            <text:p>4,976</text:p>
          </table:table-cell>
          <table:table-cell table:style-name="ce3" office:value-type="float" office:value="205003" calcext:value-type="float">
            <text:p>205,0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5013" calcext:value-type="float">
            <text:p>205,013</text:p>
          </table:table-cell>
          <table:table-cell table:style-name="ce3" office:value-type="float" office:value="72315" calcext:value-type="float">
            <text:p>72,315</text:p>
          </table:table-cell>
          <table:table-cell table:style-name="ce3" office:value-type="float" office:value="277328" calcext:value-type="float">
            <text:p>277,328</text:p>
          </table:table-cell>
          <table:table-cell table:style-name="ce4" office:value-type="string" calcext:value-type="string">
            <text:p>73.9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/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60880" calcext:value-type="float">
            <text:p>60,88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4737" calcext:value-type="float">
            <text:p>64,737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29194" calcext:value-type="float">
            <text:p>129,194</text:p>
          </table:table-cell>
          <table:table-cell table:style-name="ce3" office:value-type="float" office:value="3318" calcext:value-type="float">
            <text:p>3,318</text:p>
          </table:table-cell>
          <table:table-cell table:style-name="ce3" office:value-type="float" office:value="132512" calcext:value-type="float">
            <text:p>132,5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2515" calcext:value-type="float">
            <text:p>132,515</text:p>
          </table:table-cell>
          <table:table-cell table:style-name="ce3" office:value-type="float" office:value="48666" calcext:value-type="float">
            <text:p>48,666</text:p>
          </table:table-cell>
          <table:table-cell table:style-name="ce3" office:value-type="float" office:value="181181" calcext:value-type="float">
            <text:p>181,181</text:p>
          </table:table-cell>
          <table:table-cell table:style-name="ce4" office:value-type="string" calcext:value-type="string">
            <text:p>73.1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正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753" calcext:value-type="float">
            <text:p>2,753</text:p>
          </table:table-cell>
          <table:table-cell table:style-name="ce4" office:value-type="string" calcext:value-type="string">
            <text:p>74.1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4421" calcext:value-type="float">
            <text:p>4,421</text:p>
          </table:table-cell>
          <table:table-cell table:style-name="ce4" office:value-type="string" calcext:value-type="string">
            <text:p>69.2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正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148" calcext:value-type="float">
            <text:p>3,148</text:p>
          </table:table-cell>
          <table:table-cell table:style-name="ce4" office:value-type="string" calcext:value-type="string">
            <text:p>70.2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38" calcext:value-type="float">
            <text:p>2,63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689" calcext:value-type="float">
            <text:p>3,689</text:p>
          </table:table-cell>
          <table:table-cell table:style-name="ce4" office:value-type="string" calcext:value-type="string">
            <text:p>73.5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246" calcext:value-type="float">
            <text:p>2,246</text:p>
          </table:table-cell>
          <table:table-cell table:style-name="ce4" office:value-type="string" calcext:value-type="string">
            <text:p>70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21" calcext:value-type="float">
            <text:p>4,02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118" calcext:value-type="float">
            <text:p>4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8" calcext:value-type="float">
            <text:p>4,118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5866" calcext:value-type="float">
            <text:p>5,866</text:p>
          </table:table-cell>
          <table:table-cell table:style-name="ce4" office:value-type="string" calcext:value-type="string">
            <text:p>70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聚盛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473" calcext:value-type="float">
            <text:p>3,473</text:p>
          </table:table-cell>
          <table:table-cell table:style-name="ce4" office:value-type="string" calcext:value-type="string">
            <text:p>67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集英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135" calcext:value-type="float">
            <text:p>4,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5" calcext:value-type="float">
            <text:p>4,135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5680" calcext:value-type="float">
            <text:p>5,680</text:p>
          </table:table-cell>
          <table:table-cell table:style-name="ce4" office:value-type="string" calcext:value-type="string">
            <text:p>72.8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聚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310" calcext:value-type="float">
            <text:p>3,310</text:p>
          </table:table-cell>
          <table:table-cell table:style-name="ce4" office:value-type="string" calcext:value-type="string">
            <text:p>71.1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恆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262" calcext:value-type="float">
            <text:p>4,262</text:p>
          </table:table-cell>
          <table:table-cell table:style-name="ce4" office:value-type="string" calcext:value-type="string">
            <text:p>71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晴光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4633" calcext:value-type="float">
            <text:p>4,633</text:p>
          </table:table-cell>
          <table:table-cell table:style-name="ce4" office:value-type="string" calcext:value-type="string">
            <text:p>70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圓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434" calcext:value-type="float">
            <text:p>3,434</text:p>
          </table:table-cell>
          <table:table-cell table:style-name="ce4" office:value-type="string" calcext:value-type="string">
            <text:p>72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032" calcext:value-type="float">
            <text:p>4,032</text:p>
          </table:table-cell>
          <table:table-cell table:style-name="ce4" office:value-type="string" calcext:value-type="string">
            <text:p>74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劍潭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59" calcext:value-type="float">
            <text:p>2,15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66" calcext:value-type="float">
            <text:p>2,966</text:p>
          </table:table-cell>
          <table:table-cell table:style-name="ce4" office:value-type="string" calcext:value-type="string">
            <text:p>74.2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直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155" calcext:value-type="float">
            <text:p>5,15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282" calcext:value-type="float">
            <text:p>5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2" calcext:value-type="float">
            <text:p>5,282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6965" calcext:value-type="float">
            <text:p>6,965</text:p>
          </table:table-cell>
          <table:table-cell table:style-name="ce4" office:value-type="string" calcext:value-type="string">
            <text:p>75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73" calcext:value-type="float">
            <text:p>3,67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763" calcext:value-type="float">
            <text:p>3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3" calcext:value-type="float">
            <text:p>3,763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5086" calcext:value-type="float">
            <text:p>5,086</text:p>
          </table:table-cell>
          <table:table-cell table:style-name="ce4" office:value-type="string" calcext:value-type="string">
            <text:p>73.9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473" calcext:value-type="float">
            <text:p>5,47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604" calcext:value-type="float">
            <text:p>5,6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05" calcext:value-type="float">
            <text:p>5,605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7432" calcext:value-type="float">
            <text:p>7,432</text:p>
          </table:table-cell>
          <table:table-cell table:style-name="ce4" office:value-type="string" calcext:value-type="string">
            <text:p>75.4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金泰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79" calcext:value-type="float">
            <text:p>2,47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51" calcext:value-type="float">
            <text:p>4,55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681" calcext:value-type="float">
            <text:p>4,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1" calcext:value-type="float">
            <text:p>4,681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6292" calcext:value-type="float">
            <text:p>6,292</text:p>
          </table:table-cell>
          <table:table-cell table:style-name="ce4" office:value-type="string" calcext:value-type="string">
            <text:p>74.4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42" calcext:value-type="float">
            <text:p>2,042</text:p>
          </table:table-cell>
          <table:table-cell table:style-name="ce4" office:value-type="string" calcext:value-type="string">
            <text:p>75.4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喜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067" calcext:value-type="float">
            <text:p>3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7" calcext:value-type="float">
            <text:p>3,067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167" calcext:value-type="float">
            <text:p>4,167</text:p>
          </table:table-cell>
          <table:table-cell table:style-name="ce4" office:value-type="string" calcext:value-type="string">
            <text:p>73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102" calcext:value-type="float">
            <text:p>4,102</text:p>
          </table:table-cell>
          <table:table-cell table:style-name="ce4" office:value-type="string" calcext:value-type="string">
            <text:p>74.8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松江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86" calcext:value-type="float">
            <text:p>3,78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880" calcext:value-type="float">
            <text:p>3,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0" calcext:value-type="float">
            <text:p>3,88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5111" calcext:value-type="float">
            <text:p>5,111</text:p>
          </table:table-cell>
          <table:table-cell table:style-name="ce4" office:value-type="string" calcext:value-type="string">
            <text:p>75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18" calcext:value-type="float">
            <text:p>2,81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813" calcext:value-type="float">
            <text:p>3,813</text:p>
          </table:table-cell>
          <table:table-cell table:style-name="ce4" office:value-type="string" calcext:value-type="string">
            <text:p>75.7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217" calcext:value-type="float">
            <text:p>4,217</text:p>
          </table:table-cell>
          <table:table-cell table:style-name="ce4" office:value-type="string" calcext:value-type="string">
            <text:p>72.8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3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行政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69" calcext:value-type="float">
            <text:p>3,66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765" calcext:value-type="float">
            <text:p>3,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5" calcext:value-type="float">
            <text:p>3,765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6262" calcext:value-type="float">
            <text:p>6,262</text:p>
          </table:table-cell>
          <table:table-cell table:style-name="ce4" office:value-type="string" calcext:value-type="string">
            <text:p>60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行仁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20" calcext:value-type="float">
            <text:p>4,7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848" calcext:value-type="float">
            <text:p>4,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8" calcext:value-type="float">
            <text:p>4,848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6440" calcext:value-type="float">
            <text:p>6,440</text:p>
          </table:table-cell>
          <table:table-cell table:style-name="ce4" office:value-type="string" calcext:value-type="string">
            <text:p>75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行孝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03" calcext:value-type="float">
            <text:p>2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3" calcext:value-type="float">
            <text:p>2,703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675" calcext:value-type="float">
            <text:p>3,675</text:p>
          </table:table-cell>
          <table:table-cell table:style-name="ce4" office:value-type="string" calcext:value-type="string">
            <text:p>73.5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95" calcext:value-type="float">
            <text:p>4,59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699" calcext:value-type="float">
            <text:p>4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9" calcext:value-type="float">
            <text:p>4,699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6223" calcext:value-type="float">
            <text:p>6,223</text:p>
          </table:table-cell>
          <table:table-cell table:style-name="ce4" office:value-type="string" calcext:value-type="string">
            <text:p>75.5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江寧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11" calcext:value-type="float">
            <text:p>4,11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227" calcext:value-type="float">
            <text:p>4,2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8" calcext:value-type="float">
            <text:p>4,228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605" calcext:value-type="float">
            <text:p>5,605</text:p>
          </table:table-cell>
          <table:table-cell table:style-name="ce4" office:value-type="string" calcext:value-type="string">
            <text:p>75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13" calcext:value-type="float">
            <text:p>4,51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604" calcext:value-type="float">
            <text:p>4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4" calcext:value-type="float">
            <text:p>4,604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6108" calcext:value-type="float">
            <text:p>6,108</text:p>
          </table:table-cell>
          <table:table-cell table:style-name="ce4" office:value-type="string" calcext:value-type="string">
            <text:p>75.3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吉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04" calcext:value-type="float">
            <text:p>3,30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391" calcext:value-type="float">
            <text:p>3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1" calcext:value-type="float">
            <text:p>3,391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545" calcext:value-type="float">
            <text:p>4,545</text:p>
          </table:table-cell>
          <table:table-cell table:style-name="ce4" office:value-type="string" calcext:value-type="string">
            <text:p>74.6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95" calcext:value-type="float">
            <text:p>2,9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133" calcext:value-type="float">
            <text:p>4,133</text:p>
          </table:table-cell>
          <table:table-cell table:style-name="ce4" office:value-type="string" calcext:value-type="string">
            <text:p>74.4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亞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561" calcext:value-type="float">
            <text:p>4,561</text:p>
          </table:table-cell>
          <table:table-cell table:style-name="ce4" office:value-type="string" calcext:value-type="string">
            <text:p>73.2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83" calcext:value-type="float">
            <text:p>2,983</text:p>
          </table:table-cell>
          <table:table-cell table:style-name="ce4" office:value-type="string" calcext:value-type="string">
            <text:p>75.4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朱馥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06" calcext:value-type="float">
            <text:p>3,30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384" calcext:value-type="float">
            <text:p>3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4" calcext:value-type="float">
            <text:p>3,384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684" calcext:value-type="float">
            <text:p>4,684</text:p>
          </table:table-cell>
          <table:table-cell table:style-name="ce4" office:value-type="string" calcext:value-type="string">
            <text:p>72.2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洲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2" calcext:value-type="float">
            <text:p>2,09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3091" calcext:value-type="float">
            <text:p>3,09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160" calcext:value-type="float">
            <text:p>3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0" calcext:value-type="float">
            <text:p>3,16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143" calcext:value-type="float">
            <text:p>4,143</text:p>
          </table:table-cell>
          <table:table-cell table:style-name="ce4" office:value-type="string" calcext:value-type="string">
            <text:p>76.2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朱園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731" calcext:value-type="float">
            <text:p>3,731</text:p>
          </table:table-cell>
          <table:table-cell table:style-name="ce4" office:value-type="string" calcext:value-type="string">
            <text:p>73.4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757" calcext:value-type="float">
            <text:p>2,757</text:p>
          </table:table-cell>
          <table:table-cell table:style-name="ce4" office:value-type="string" calcext:value-type="string">
            <text:p>72.0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朱崙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493" calcext:value-type="float">
            <text:p>2,493</text:p>
          </table:table-cell>
          <table:table-cell table:style-name="ce4" office:value-type="string" calcext:value-type="string">
            <text:p>75.8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38" calcext:value-type="float">
            <text:p>3,63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717" calcext:value-type="float">
            <text:p>3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7" calcext:value-type="float">
            <text:p>3,717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5164" calcext:value-type="float">
            <text:p>5,164</text:p>
          </table:table-cell>
          <table:table-cell table:style-name="ce4" office:value-type="string" calcext:value-type="string">
            <text:p>71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813" calcext:value-type="float">
            <text:p>3,813</text:p>
          </table:table-cell>
          <table:table-cell table:style-name="ce4" office:value-type="string" calcext:value-type="string">
            <text:p>73.3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松山區</text:p>
          </table:table-cell>
          <table:table-cell table:style-name="ce2"/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8970" calcext:value-type="float">
            <text:p>28,97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0313" calcext:value-type="float">
            <text:p>40,31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70833" calcext:value-type="float">
            <text:p>70,833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72491" calcext:value-type="float">
            <text:p>72,4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498" calcext:value-type="float">
            <text:p>72,498</text:p>
          </table:table-cell>
          <table:table-cell table:style-name="ce3" office:value-type="float" office:value="23649" calcext:value-type="float">
            <text:p>23,649</text:p>
          </table:table-cell>
          <table:table-cell table:style-name="ce3" office:value-type="float" office:value="96147" calcext:value-type="float">
            <text:p>96,147</text:p>
          </table:table-cell>
          <table:table-cell table:style-name="ce4" office:value-type="string" calcext:value-type="string">
            <text:p>75.4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227" calcext:value-type="float">
            <text:p>4,227</text:p>
          </table:table-cell>
          <table:table-cell table:style-name="ce4" office:value-type="string" calcext:value-type="string">
            <text:p>73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4" calcext:value-type="float">
            <text:p>2,394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4654" calcext:value-type="float">
            <text:p>4,65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772" calcext:value-type="float">
            <text:p>4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2" calcext:value-type="float">
            <text:p>4,772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6286" calcext:value-type="float">
            <text:p>6,286</text:p>
          </table:table-cell>
          <table:table-cell table:style-name="ce4" office:value-type="string" calcext:value-type="string">
            <text:p>75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81" calcext:value-type="float">
            <text:p>3,98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079" calcext:value-type="float">
            <text:p>4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9" calcext:value-type="float">
            <text:p>4,079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5485" calcext:value-type="float">
            <text:p>5,485</text:p>
          </table:table-cell>
          <table:table-cell table:style-name="ce4" office:value-type="string" calcext:value-type="string">
            <text:p>74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益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743" calcext:value-type="float">
            <text:p>3,743</text:p>
          </table:table-cell>
          <table:table-cell table:style-name="ce4" office:value-type="string" calcext:value-type="string">
            <text:p>77.8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富錦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37" calcext:value-type="float">
            <text:p>3,03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184" calcext:value-type="float">
            <text:p>4,184</text:p>
          </table:table-cell>
          <table:table-cell table:style-name="ce4" office:value-type="string" calcext:value-type="string">
            <text:p>74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066" calcext:value-type="float">
            <text:p>3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6" calcext:value-type="float">
            <text:p>3,06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980" calcext:value-type="float">
            <text:p>3,980</text:p>
          </table:table-cell>
          <table:table-cell table:style-name="ce4" office:value-type="string" calcext:value-type="string">
            <text:p>77.0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富泰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700" calcext:value-type="float">
            <text:p>3,700</text:p>
          </table:table-cell>
          <table:table-cell table:style-name="ce4" office:value-type="string" calcext:value-type="string">
            <text:p>74.8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94" calcext:value-type="float">
            <text:p>2,5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431" calcext:value-type="float">
            <text:p>3,431</text:p>
          </table:table-cell>
          <table:table-cell table:style-name="ce4" office:value-type="string" calcext:value-type="string">
            <text:p>75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52" calcext:value-type="float">
            <text:p>2,552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428" calcext:value-type="float">
            <text:p>3,428</text:p>
          </table:table-cell>
          <table:table-cell table:style-name="ce4" office:value-type="string" calcext:value-type="string">
            <text:p>74.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92" calcext:value-type="float">
            <text:p>4,19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291" calcext:value-type="float">
            <text:p>4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1" calcext:value-type="float">
            <text:p>4,291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719" calcext:value-type="float">
            <text:p>5,719</text:p>
          </table:table-cell>
          <table:table-cell table:style-name="ce4" office:value-type="string" calcext:value-type="string">
            <text:p>75.0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田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17" calcext:value-type="float">
            <text:p>4,0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177" calcext:value-type="float">
            <text:p>6,17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305" calcext:value-type="float">
            <text:p>6,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06" calcext:value-type="float">
            <text:p>6,306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8244" calcext:value-type="float">
            <text:p>8,244</text:p>
          </table:table-cell>
          <table:table-cell table:style-name="ce4" office:value-type="string" calcext:value-type="string">
            <text:p>76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995" calcext:value-type="float">
            <text:p>1,995</text:p>
          </table:table-cell>
          <table:table-cell table:style-name="ce4" office:value-type="string" calcext:value-type="string">
            <text:p>76.6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389" calcext:value-type="float">
            <text:p>3,389</text:p>
          </table:table-cell>
          <table:table-cell table:style-name="ce4" office:value-type="string" calcext:value-type="string">
            <text:p>75.7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94" calcext:value-type="float">
            <text:p>3,69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781" calcext:value-type="float">
            <text:p>3,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1" calcext:value-type="float">
            <text:p>3,781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995" calcext:value-type="float">
            <text:p>4,995</text:p>
          </table:table-cell>
          <table:table-cell table:style-name="ce4" office:value-type="string" calcext:value-type="string">
            <text:p>75.7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57" calcext:value-type="float">
            <text:p>2,6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14" calcext:value-type="float">
            <text:p>5,31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416" calcext:value-type="float">
            <text:p>5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6" calcext:value-type="float">
            <text:p>5,416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7158" calcext:value-type="float">
            <text:p>7,158</text:p>
          </table:table-cell>
          <table:table-cell table:style-name="ce4" office:value-type="string" calcext:value-type="string">
            <text:p>75.6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民福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98" calcext:value-type="float">
            <text:p>3,79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869" calcext:value-type="float">
            <text:p>3,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9" calcext:value-type="float">
            <text:p>3,869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5137" calcext:value-type="float">
            <text:p>5,137</text:p>
          </table:table-cell>
          <table:table-cell table:style-name="ce4" office:value-type="string" calcext:value-type="string">
            <text:p>75.3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松基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13" calcext:value-type="float">
            <text:p>2,11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937" calcext:value-type="float">
            <text:p>2,937</text:p>
          </table:table-cell>
          <table:table-cell table:style-name="ce4" office:value-type="string" calcext:value-type="string">
            <text:p>73.8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84" calcext:value-type="float">
            <text:p>4,88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29" calcext:value-type="float">
            <text:p>5,0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30" calcext:value-type="float">
            <text:p>5,03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838" calcext:value-type="float">
            <text:p>6,838</text:p>
          </table:table-cell>
          <table:table-cell table:style-name="ce4" office:value-type="string" calcext:value-type="string">
            <text:p>73.5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853" calcext:value-type="float">
            <text:p>3,853</text:p>
          </table:table-cell>
          <table:table-cell table:style-name="ce4" office:value-type="string" calcext:value-type="string">
            <text:p>77.6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10" calcext:value-type="float">
            <text:p>4,0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484" calcext:value-type="float">
            <text:p>5,48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581" calcext:value-type="float">
            <text:p>5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1" calcext:value-type="float">
            <text:p>5,581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7418" calcext:value-type="float">
            <text:p>7,418</text:p>
          </table:table-cell>
          <table:table-cell table:style-name="ce4" office:value-type="string" calcext:value-type="string">
            <text:p>75.24</text:p>
          </table:table-cell>
          <table:table-cell table:number-columns-repeated="100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北市第4選舉區" table:style-name="ta4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臺北市第4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李彥秀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吳欣岱</text:p>
            <text:p>台灣基進</text:p>
          </table:table-cell>
          <table:table-cell table:style-name="ce1" office:value-type="string" calcext:value-type="string" table:number-columns-spanned="1" table:number-rows-spanned="3">
            <text:p>(3)</text:p>
            <text:p>高嘉瑜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黃啟彬</text:p>
            <text:p>制度救世島</text:p>
          </table:table-cell>
          <table:table-cell table:style-name="ce1" office:value-type="string" calcext:value-type="string" table:number-columns-spanned="1" table:number-rows-spanned="3">
            <text:p>(5)</text:p>
            <text:p>林秋彤</text:p>
            <text:p>台灣整復師聯盟工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2743" calcext:value-type="float">
            <text:p>112,743</text:p>
          </table:table-cell>
          <table:table-cell table:style-name="ce3" office:value-type="float" office:value="26382" calcext:value-type="float">
            <text:p>26,382</text:p>
          </table:table-cell>
          <table:table-cell table:style-name="ce3" office:value-type="float" office:value="95241" calcext:value-type="float">
            <text:p>95,24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236669" calcext:value-type="float">
            <text:p>236,669</text:p>
          </table:table-cell>
          <table:table-cell table:style-name="ce3" office:value-type="float" office:value="3894" calcext:value-type="float">
            <text:p>3,894</text:p>
          </table:table-cell>
          <table:table-cell table:style-name="ce3" office:value-type="float" office:value="240563" calcext:value-type="float">
            <text:p>240,56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40724" calcext:value-type="float">
            <text:p>240,724</text:p>
          </table:table-cell>
          <table:table-cell table:style-name="ce3" office:value-type="float" office:value="77361" calcext:value-type="float">
            <text:p>77,361</text:p>
          </table:table-cell>
          <table:table-cell table:style-name="ce3" office:value-type="float" office:value="318085" calcext:value-type="float">
            <text:p>318,085</text:p>
          </table:table-cell>
          <table:table-cell table:style-name="ce4" office:value-type="string" calcext:value-type="string">
            <text:p>75.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內湖區</text:p>
          </table:table-cell>
          <table:table-cell table:style-name="ce2"/>
          <table:table-cell table:style-name="ce3" office:value-type="float" office:value="78659" calcext:value-type="float">
            <text:p>78,659</text:p>
          </table:table-cell>
          <table:table-cell table:style-name="ce3" office:value-type="float" office:value="19162" calcext:value-type="float">
            <text:p>19,162</text:p>
          </table:table-cell>
          <table:table-cell table:style-name="ce3" office:value-type="float" office:value="67501" calcext:value-type="float">
            <text:p>67,50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166821" calcext:value-type="float">
            <text:p>166,821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169565" calcext:value-type="float">
            <text:p>169,56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9719" calcext:value-type="float">
            <text:p>169,719</text:p>
          </table:table-cell>
          <table:table-cell table:style-name="ce3" office:value-type="float" office:value="53865" calcext:value-type="float">
            <text:p>53,865</text:p>
          </table:table-cell>
          <table:table-cell table:style-name="ce3" office:value-type="float" office:value="223584" calcext:value-type="float">
            <text:p>223,584</text:p>
          </table:table-cell>
          <table:table-cell table:style-name="ce4" office:value-type="string" calcext:value-type="string">
            <text:p>75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64" calcext:value-type="float">
            <text:p>4,4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527" calcext:value-type="float">
            <text:p>4,5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28" calcext:value-type="float">
            <text:p>4,528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5823" calcext:value-type="float">
            <text:p>5,823</text:p>
          </table:table-cell>
          <table:table-cell table:style-name="ce4" office:value-type="string" calcext:value-type="string">
            <text:p>77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932" calcext:value-type="float">
            <text:p>5,93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031" calcext:value-type="float">
            <text:p>6,0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32" calcext:value-type="float">
            <text:p>6,032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7963" calcext:value-type="float">
            <text:p>7,963</text:p>
          </table:table-cell>
          <table:table-cell table:style-name="ce4" office:value-type="string" calcext:value-type="string">
            <text:p>75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53" calcext:value-type="float">
            <text:p>4,15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216" calcext:value-type="float">
            <text:p>4,2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21" calcext:value-type="float">
            <text:p>4,221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5398" calcext:value-type="float">
            <text:p>5,398</text:p>
          </table:table-cell>
          <table:table-cell table:style-name="ce4" office:value-type="string" calcext:value-type="string">
            <text:p>78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15" calcext:value-type="float">
            <text:p>3,71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773" calcext:value-type="float">
            <text:p>3,7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75" calcext:value-type="float">
            <text:p>3,77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854" calcext:value-type="float">
            <text:p>4,854</text:p>
          </table:table-cell>
          <table:table-cell table:style-name="ce4" office:value-type="string" calcext:value-type="string">
            <text:p>77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都里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18" calcext:value-type="float">
            <text:p>3,31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4345" calcext:value-type="float">
            <text:p>4,345</text:p>
          </table:table-cell>
          <table:table-cell table:style-name="ce4" office:value-type="string" calcext:value-type="string">
            <text:p>77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富里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776" calcext:value-type="float">
            <text:p>5,77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865" calcext:value-type="float">
            <text:p>5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5" calcext:value-type="float">
            <text:p>5,865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7676" calcext:value-type="float">
            <text:p>7,676</text:p>
          </table:table-cell>
          <table:table-cell table:style-name="ce4" office:value-type="string" calcext:value-type="string">
            <text:p>76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華里</text:p>
          </table:table-cell>
          <table:table-cell table:style-name="ce3" office:value-type="float" office:value="2441" calcext:value-type="float">
            <text:p>2,44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517" calcext:value-type="float">
            <text:p>5,51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592" calcext:value-type="float">
            <text:p>5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2" calcext:value-type="float">
            <text:p>5,592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7250" calcext:value-type="float">
            <text:p>7,250</text:p>
          </table:table-cell>
          <table:table-cell table:style-name="ce4" office:value-type="string" calcext:value-type="string">
            <text:p>77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05" calcext:value-type="float">
            <text:p>4,00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063" calcext:value-type="float">
            <text:p>4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3" calcext:value-type="float">
            <text:p>4,063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5470" calcext:value-type="float">
            <text:p>5,470</text:p>
          </table:table-cell>
          <table:table-cell table:style-name="ce4" office:value-type="string" calcext:value-type="string">
            <text:p>74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267" calcext:value-type="float">
            <text:p>5,26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348" calcext:value-type="float">
            <text:p>5,3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49" calcext:value-type="float">
            <text:p>5,349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6886" calcext:value-type="float">
            <text:p>6,886</text:p>
          </table:table-cell>
          <table:table-cell table:style-name="ce4" office:value-type="string" calcext:value-type="string">
            <text:p>77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紫星里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85" calcext:value-type="float">
            <text:p>4,98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058" calcext:value-type="float">
            <text:p>5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8" calcext:value-type="float">
            <text:p>5,058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6547" calcext:value-type="float">
            <text:p>6,547</text:p>
          </table:table-cell>
          <table:table-cell table:style-name="ce4" office:value-type="string" calcext:value-type="string">
            <text:p>77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55" calcext:value-type="float">
            <text:p>3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5" calcext:value-type="float">
            <text:p>3,355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419" calcext:value-type="float">
            <text:p>4,419</text:p>
          </table:table-cell>
          <table:table-cell table:style-name="ce4" office:value-type="string" calcext:value-type="string">
            <text:p>75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451" calcext:value-type="float">
            <text:p>4,451</text:p>
          </table:table-cell>
          <table:table-cell table:style-name="ce4" office:value-type="string" calcext:value-type="string">
            <text:p>76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金瑞里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74" calcext:value-type="float">
            <text:p>4,17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236" calcext:value-type="float">
            <text:p>4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6" calcext:value-type="float">
            <text:p>4,236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5519" calcext:value-type="float">
            <text:p>5,519</text:p>
          </table:table-cell>
          <table:table-cell table:style-name="ce4" office:value-type="string" calcext:value-type="string">
            <text:p>76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碧山里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38" calcext:value-type="float">
            <text:p>4,33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422" calcext:value-type="float">
            <text:p>4,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2" calcext:value-type="float">
            <text:p>4,42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5827" calcext:value-type="float">
            <text:p>5,827</text:p>
          </table:table-cell>
          <table:table-cell table:style-name="ce4" office:value-type="string" calcext:value-type="string">
            <text:p>75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紫雲里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69" calcext:value-type="float">
            <text:p>3,46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513" calcext:value-type="float">
            <text:p>3,5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14" calcext:value-type="float">
            <text:p>3,514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643" calcext:value-type="float">
            <text:p>4,643</text:p>
          </table:table-cell>
          <table:table-cell table:style-name="ce4" office:value-type="string" calcext:value-type="string">
            <text:p>75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清白里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335" calcext:value-type="float">
            <text:p>5,33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410" calcext:value-type="float">
            <text:p>5,4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11" calcext:value-type="float">
            <text:p>5,411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7085" calcext:value-type="float">
            <text:p>7,085</text:p>
          </table:table-cell>
          <table:table-cell table:style-name="ce4" office:value-type="string" calcext:value-type="string">
            <text:p>76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葫洲里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94" calcext:value-type="float">
            <text:p>4,29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370" calcext:value-type="float">
            <text:p>4,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71" calcext:value-type="float">
            <text:p>4,371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756" calcext:value-type="float">
            <text:p>5,756</text:p>
          </table:table-cell>
          <table:table-cell table:style-name="ce4" office:value-type="string" calcext:value-type="string">
            <text:p>75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紫陽里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239" calcext:value-type="float">
            <text:p>5,23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334" calcext:value-type="float">
            <text:p>5,3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35" calcext:value-type="float">
            <text:p>5,335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6960" calcext:value-type="float">
            <text:p>6,960</text:p>
          </table:table-cell>
          <table:table-cell table:style-name="ce4" office:value-type="string" calcext:value-type="string">
            <text:p>76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瑞陽里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93" calcext:value-type="float">
            <text:p>4,89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977" calcext:value-type="float">
            <text:p>4,9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78" calcext:value-type="float">
            <text:p>4,978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6358" calcext:value-type="float">
            <text:p>6,358</text:p>
          </table:table-cell>
          <table:table-cell table:style-name="ce4" office:value-type="string" calcext:value-type="string">
            <text:p>78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677" calcext:value-type="float">
            <text:p>3,677</text:p>
          </table:table-cell>
          <table:table-cell table:style-name="ce4" office:value-type="string" calcext:value-type="string">
            <text:p>77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分里</text:p>
          </table:table-cell>
          <table:table-cell table:style-name="ce3" office:value-type="float" office:value="2640" calcext:value-type="float">
            <text:p>2,64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56" calcext:value-type="float">
            <text:p>2,6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058" calcext:value-type="float">
            <text:p>6,05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6162" calcext:value-type="float">
            <text:p>6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2" calcext:value-type="float">
            <text:p>6,162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8226" calcext:value-type="float">
            <text:p>8,226</text:p>
          </table:table-cell>
          <table:table-cell table:style-name="ce4" office:value-type="string" calcext:value-type="string">
            <text:p>74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931" calcext:value-type="float">
            <text:p>4,93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018" calcext:value-type="float">
            <text:p>5,0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26" calcext:value-type="float">
            <text:p>5,026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6538" calcext:value-type="float">
            <text:p>6,538</text:p>
          </table:table-cell>
          <table:table-cell table:style-name="ce4" office:value-type="string" calcext:value-type="string">
            <text:p>76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樂康里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86" calcext:value-type="float">
            <text:p>4,5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661" calcext:value-type="float">
            <text:p>4,6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64" calcext:value-type="float">
            <text:p>4,664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6229" calcext:value-type="float">
            <text:p>6,229</text:p>
          </table:table-cell>
          <table:table-cell table:style-name="ce4" office:value-type="string" calcext:value-type="string">
            <text:p>74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溝里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814" calcext:value-type="float">
            <text:p>3,814</text:p>
          </table:table-cell>
          <table:table-cell table:style-name="ce4" office:value-type="string" calcext:value-type="string">
            <text:p>76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週美里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564" calcext:value-type="float">
            <text:p>5,56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679" calcext:value-type="float">
            <text:p>5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9" calcext:value-type="float">
            <text:p>5,679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7468" calcext:value-type="float">
            <text:p>7,468</text:p>
          </table:table-cell>
          <table:table-cell table:style-name="ce4" office:value-type="string" calcext:value-type="string">
            <text:p>76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行善里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880" calcext:value-type="float">
            <text:p>1,8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446" calcext:value-type="float">
            <text:p>4,44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518" calcext:value-type="float">
            <text:p>4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8" calcext:value-type="float">
            <text:p>4,518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5924" calcext:value-type="float">
            <text:p>5,924</text:p>
          </table:table-cell>
          <table:table-cell table:style-name="ce4" office:value-type="string" calcext:value-type="string">
            <text:p>76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潭里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402" calcext:value-type="float">
            <text:p>3,402</text:p>
          </table:table-cell>
          <table:table-cell table:style-name="ce4" office:value-type="string" calcext:value-type="string">
            <text:p>73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興里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02" calcext:value-type="float">
            <text:p>4,50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577" calcext:value-type="float">
            <text:p>4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7" calcext:value-type="float">
            <text:p>4,577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7231" calcext:value-type="float">
            <text:p>7,231</text:p>
          </table:table-cell>
          <table:table-cell table:style-name="ce4" office:value-type="string" calcext:value-type="string">
            <text:p>63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元里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71" calcext:value-type="float">
            <text:p>3,87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944" calcext:value-type="float">
            <text:p>3,9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46" calcext:value-type="float">
            <text:p>3,946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279" calcext:value-type="float">
            <text:p>5,279</text:p>
          </table:table-cell>
          <table:table-cell table:style-name="ce4" office:value-type="string" calcext:value-type="string">
            <text:p>74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安湖里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61" calcext:value-type="float">
            <text:p>4,56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632" calcext:value-type="float">
            <text:p>4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2" calcext:value-type="float">
            <text:p>4,632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6055" calcext:value-type="float">
            <text:p>6,055</text:p>
          </table:table-cell>
          <table:table-cell table:style-name="ce4" office:value-type="string" calcext:value-type="string">
            <text:p>76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秀湖里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896" calcext:value-type="float">
            <text:p>3,8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04" calcext:value-type="float">
            <text:p>3,904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149" calcext:value-type="float">
            <text:p>5,149</text:p>
          </table:table-cell>
          <table:table-cell table:style-name="ce4" office:value-type="string" calcext:value-type="string">
            <text:p>75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安泰里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4351" calcext:value-type="float">
            <text:p>4,351</text:p>
          </table:table-cell>
          <table:table-cell table:style-name="ce4" office:value-type="string" calcext:value-type="string">
            <text:p>75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906" calcext:value-type="float">
            <text:p>5,90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999" calcext:value-type="float">
            <text:p>5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9" calcext:value-type="float">
            <text:p>5,999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7872" calcext:value-type="float">
            <text:p>7,872</text:p>
          </table:table-cell>
          <table:table-cell table:style-name="ce4" office:value-type="string" calcext:value-type="string">
            <text:p>76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康寧里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009" calcext:value-type="float">
            <text:p>5,00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89" calcext:value-type="float">
            <text:p>5,0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91" calcext:value-type="float">
            <text:p>5,091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6738" calcext:value-type="float">
            <text:p>6,738</text:p>
          </table:table-cell>
          <table:table-cell table:style-name="ce4" office:value-type="string" calcext:value-type="string">
            <text:p>75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240" calcext:value-type="float">
            <text:p>3,2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191" calcext:value-type="float">
            <text:p>4,191</text:p>
          </table:table-cell>
          <table:table-cell table:style-name="ce4" office:value-type="string" calcext:value-type="string">
            <text:p>77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蘆洲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9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麗山里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99" calcext:value-type="float">
            <text:p>3,59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68" calcext:value-type="float">
            <text:p>3,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8" calcext:value-type="float">
            <text:p>3,668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819" calcext:value-type="float">
            <text:p>4,819</text:p>
          </table:table-cell>
          <table:table-cell table:style-name="ce4" office:value-type="string" calcext:value-type="string">
            <text:p>76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寶湖里</text:p>
          </table:table-cell>
          <table:table-cell table:style-name="ce3" office:value-type="float" office:value="2995" calcext:value-type="float">
            <text:p>2,99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880" calcext:value-type="float">
            <text:p>5,8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980" calcext:value-type="float">
            <text:p>5,9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81" calcext:value-type="float">
            <text:p>5,981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7906" calcext:value-type="float">
            <text:p>7,906</text:p>
          </table:table-cell>
          <table:table-cell table:style-name="ce4" office:value-type="string" calcext:value-type="string">
            <text:p>75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湖里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412" calcext:value-type="float">
            <text:p>3,4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17" calcext:value-type="float">
            <text:p>3,417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481" calcext:value-type="float">
            <text:p>4,481</text:p>
          </table:table-cell>
          <table:table-cell table:style-name="ce4" office:value-type="string" calcext:value-type="string">
            <text:p>76.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南港區</text:p>
          </table:table-cell>
          <table:table-cell table:style-name="ce2"/>
          <table:table-cell table:style-name="ce3" office:value-type="float" office:value="34084" calcext:value-type="float">
            <text:p>34,084</text:p>
          </table:table-cell>
          <table:table-cell table:style-name="ce3" office:value-type="float" office:value="7220" calcext:value-type="float">
            <text:p>7,220</text:p>
          </table:table-cell>
          <table:table-cell table:style-name="ce3" office:value-type="float" office:value="27740" calcext:value-type="float">
            <text:p>27,74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69848" calcext:value-type="float">
            <text:p>69,848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70998" calcext:value-type="float">
            <text:p>70,9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005" calcext:value-type="float">
            <text:p>71,005</text:p>
          </table:table-cell>
          <table:table-cell table:style-name="ce3" office:value-type="float" office:value="23496" calcext:value-type="float">
            <text:p>23,496</text:p>
          </table:table-cell>
          <table:table-cell table:style-name="ce3" office:value-type="float" office:value="94501" calcext:value-type="float">
            <text:p>94,501</text:p>
          </table:table-cell>
          <table:table-cell table:style-name="ce4" office:value-type="string" calcext:value-type="string">
            <text:p>75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22" calcext:value-type="float">
            <text:p>3,52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5285" calcext:value-type="float">
            <text:p>5,285</text:p>
          </table:table-cell>
          <table:table-cell table:style-name="ce4" office:value-type="string" calcext:value-type="string">
            <text:p>67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南里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876" calcext:value-type="float">
            <text:p>2,876</text:p>
          </table:table-cell>
          <table:table-cell table:style-name="ce4" office:value-type="string" calcext:value-type="string">
            <text:p>73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523" calcext:value-type="float">
            <text:p>4,52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598" calcext:value-type="float">
            <text:p>4,5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99" calcext:value-type="float">
            <text:p>4,599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6210" calcext:value-type="float">
            <text:p>6,210</text:p>
          </table:table-cell>
          <table:table-cell table:style-name="ce4" office:value-type="string" calcext:value-type="string">
            <text:p>74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124" calcext:value-type="float">
            <text:p>3,124</text:p>
          </table:table-cell>
          <table:table-cell table:style-name="ce4" office:value-type="string" calcext:value-type="string">
            <text:p>75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研里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558" calcext:value-type="float">
            <text:p>5,55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653" calcext:value-type="float">
            <text:p>5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3" calcext:value-type="float">
            <text:p>5,653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7410" calcext:value-type="float">
            <text:p>7,410</text:p>
          </table:table-cell>
          <table:table-cell table:style-name="ce4" office:value-type="string" calcext:value-type="string">
            <text:p>76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九如里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783" calcext:value-type="float">
            <text:p>3,78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844" calcext:value-type="float">
            <text:p>3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4" calcext:value-type="float">
            <text:p>3,844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5140" calcext:value-type="float">
            <text:p>5,140</text:p>
          </table:table-cell>
          <table:table-cell table:style-name="ce4" office:value-type="string" calcext:value-type="string">
            <text:p>74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莊里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073" calcext:value-type="float">
            <text:p>2,0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161" calcext:value-type="float">
            <text:p>5,16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50" calcext:value-type="float">
            <text:p>5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0" calcext:value-type="float">
            <text:p>5,250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7285" calcext:value-type="float">
            <text:p>7,285</text:p>
          </table:table-cell>
          <table:table-cell table:style-name="ce4" office:value-type="string" calcext:value-type="string">
            <text:p>72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098" calcext:value-type="float">
            <text:p>4,09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154" calcext:value-type="float">
            <text:p>4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4" calcext:value-type="float">
            <text:p>4,154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5547" calcext:value-type="float">
            <text:p>5,547</text:p>
          </table:table-cell>
          <table:table-cell table:style-name="ce4" office:value-type="string" calcext:value-type="string">
            <text:p>74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重陽里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65" calcext:value-type="float">
            <text:p>3,66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745" calcext:value-type="float">
            <text:p>3,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5" calcext:value-type="float">
            <text:p>3,745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851" calcext:value-type="float">
            <text:p>4,851</text:p>
          </table:table-cell>
          <table:table-cell table:style-name="ce4" office:value-type="string" calcext:value-type="string">
            <text:p>77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37" calcext:value-type="float">
            <text:p>3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7" calcext:value-type="float">
            <text:p>3,437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553" calcext:value-type="float">
            <text:p>4,553</text:p>
          </table:table-cell>
          <table:table-cell table:style-name="ce4" office:value-type="string" calcext:value-type="string">
            <text:p>75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新里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699" calcext:value-type="float">
            <text:p>3,699</text:p>
          </table:table-cell>
          <table:table-cell table:style-name="ce4" office:value-type="string" calcext:value-type="string">
            <text:p>76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96" calcext:value-type="float">
            <text:p>2,89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857" calcext:value-type="float">
            <text:p>3,857</text:p>
          </table:table-cell>
          <table:table-cell table:style-name="ce4" office:value-type="string" calcext:value-type="string">
            <text:p>76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005" calcext:value-type="float">
            <text:p>4,00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059" calcext:value-type="float">
            <text:p>4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9" calcext:value-type="float">
            <text:p>4,059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5417" calcext:value-type="float">
            <text:p>5,417</text:p>
          </table:table-cell>
          <table:table-cell table:style-name="ce4" office:value-type="string" calcext:value-type="string">
            <text:p>74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074" calcext:value-type="float">
            <text:p>3,074</text:p>
          </table:table-cell>
          <table:table-cell table:style-name="ce4" office:value-type="string" calcext:value-type="string">
            <text:p>74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聯成里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911" calcext:value-type="float">
            <text:p>3,911</text:p>
          </table:table-cell>
          <table:table-cell table:style-name="ce4" office:value-type="string" calcext:value-type="string">
            <text:p>76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530" calcext:value-type="float">
            <text:p>3,530</text:p>
          </table:table-cell>
          <table:table-cell table:style-name="ce4" office:value-type="string" calcext:value-type="string">
            <text:p>79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鴻福里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90" calcext:value-type="float">
            <text:p>2,79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707" calcext:value-type="float">
            <text:p>3,707</text:p>
          </table:table-cell>
          <table:table-cell table:style-name="ce4" office:value-type="string" calcext:value-type="string">
            <text:p>76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56" calcext:value-type="float">
            <text:p>3,15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226" calcext:value-type="float">
            <text:p>3,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6" calcext:value-type="float">
            <text:p>3,226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332" calcext:value-type="float">
            <text:p>4,332</text:p>
          </table:table-cell>
          <table:table-cell table:style-name="ce4" office:value-type="string" calcext:value-type="string">
            <text:p>74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成福里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643" calcext:value-type="float">
            <text:p>4,64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714" calcext:value-type="float">
            <text:p>4,7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15" calcext:value-type="float">
            <text:p>4,715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6119" calcext:value-type="float">
            <text:p>6,119</text:p>
          </table:table-cell>
          <table:table-cell table:style-name="ce4" office:value-type="string" calcext:value-type="string">
            <text:p>77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93" calcext:value-type="float">
            <text:p>3,49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549" calcext:value-type="float">
            <text:p>3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9" calcext:value-type="float">
            <text:p>3,549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574" calcext:value-type="float">
            <text:p>4,574</text:p>
          </table:table-cell>
          <table:table-cell table:style-name="ce4" office:value-type="string" calcext:value-type="string">
            <text:p>77.59</text:p>
          </table:table-cell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北市第5選舉區" table:style-name="ta5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區域立法委員選舉臺北市第5選舉區候選人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鍾小平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陳燕玉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許敬民</text:p>
            <text:p>合一行動聯盟</text:p>
          </table:table-cell>
          <table:table-cell table:style-name="ce1" office:value-type="string" calcext:value-type="string" table:number-columns-spanned="1" table:number-rows-spanned="3">
            <text:p>(4)</text:p>
            <text:p>林志成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于美人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蘇諍</text:p>
            <text:p>經濟黨</text:p>
          </table:table-cell>
          <table:table-cell table:style-name="ce1" office:value-type="string" calcext:value-type="string" table:number-columns-spanned="1" table:number-rows-spanned="3">
            <text:p>(7)</text:p>
            <text:p>吳沛憶</text:p>
            <text:p>民主進步黨</text:p>
          </table:table-cell>
          <table:table-cell table:style-name="ce1" office:value-type="string" calcext:value-type="string" table:number-columns-spanned="1" table:number-rows-spanned="3">
            <text:p>(8)</text:p>
            <text:p>孫智麗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張華特</text:p>
            <text:p>台灣麻將最大黨</text:p>
          </table:table-cell>
          <table:table-cell table:style-name="ce1" office:value-type="string" calcext:value-type="string" table:number-columns-spanned="1" table:number-rows-spanned="3">
            <text:p>(10)</text:p>
            <text:p>李慧曦</text:p>
            <text:p>司法改革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7634" calcext:value-type="float">
            <text:p>57,63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8913" calcext:value-type="float">
            <text:p>38,91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66932" calcext:value-type="float">
            <text:p>66,932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168140" calcext:value-type="float">
            <text:p>168,140</text:p>
          </table:table-cell>
          <table:table-cell table:style-name="ce3" office:value-type="float" office:value="3142" calcext:value-type="float">
            <text:p>3,142</text:p>
          </table:table-cell>
          <table:table-cell table:style-name="ce3" office:value-type="float" office:value="171282" calcext:value-type="float">
            <text:p>171,2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1290" calcext:value-type="float">
            <text:p>171,290</text:p>
          </table:table-cell>
          <table:table-cell table:style-name="ce3" office:value-type="float" office:value="62624" calcext:value-type="float">
            <text:p>62,624</text:p>
          </table:table-cell>
          <table:table-cell table:style-name="ce3" office:value-type="float" office:value="233914" calcext:value-type="float">
            <text:p>233,914</text:p>
          </table:table-cell>
          <table:table-cell table:style-name="ce4" office:value-type="string" calcext:value-type="string">
            <text:p>73.2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萬華區</text:p>
          </table:table-cell>
          <table:table-cell table:style-name="ce2"/>
          <table:table-cell table:style-name="ce3" office:value-type="float" office:value="35196" calcext:value-type="float">
            <text:p>35,19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5602" calcext:value-type="float">
            <text:p>25,60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3926" calcext:value-type="float">
            <text:p>43,92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07497" calcext:value-type="float">
            <text:p>107,497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109482" calcext:value-type="float">
            <text:p>109,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487" calcext:value-type="float">
            <text:p>109,487</text:p>
          </table:table-cell>
          <table:table-cell table:style-name="ce3" office:value-type="float" office:value="40536" calcext:value-type="float">
            <text:p>40,536</text:p>
          </table:table-cell>
          <table:table-cell table:style-name="ce3" office:value-type="float" office:value="150023" calcext:value-type="float">
            <text:p>150,023</text:p>
          </table:table-cell>
          <table:table-cell table:style-name="ce4" office:value-type="string" calcext:value-type="string">
            <text:p>72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116" calcext:value-type="float">
            <text:p>3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6" calcext:value-type="float">
            <text:p>3,116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415" calcext:value-type="float">
            <text:p>4,415</text:p>
          </table:table-cell>
          <table:table-cell table:style-name="ce4" office:value-type="string" calcext:value-type="string">
            <text:p>70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720" calcext:value-type="float">
            <text:p>72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737" calcext:value-type="float">
            <text:p>2,737</text:p>
          </table:table-cell>
          <table:table-cell table:style-name="ce4" office:value-type="string" calcext:value-type="string">
            <text:p>66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030" calcext:value-type="float">
            <text:p>3,030</text:p>
          </table:table-cell>
          <table:table-cell table:style-name="ce4" office:value-type="string" calcext:value-type="string">
            <text:p>69.0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起里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237" calcext:value-type="float">
            <text:p>4,23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311" calcext:value-type="float">
            <text:p>4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1" calcext:value-type="float">
            <text:p>4,311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5929" calcext:value-type="float">
            <text:p>5,929</text:p>
          </table:table-cell>
          <table:table-cell table:style-name="ce4" office:value-type="string" calcext:value-type="string">
            <text:p>72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3682" calcext:value-type="float">
            <text:p>3,68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50" calcext:value-type="float">
            <text:p>3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0" calcext:value-type="float">
            <text:p>3,75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5017" calcext:value-type="float">
            <text:p>5,017</text:p>
          </table:table-cell>
          <table:table-cell table:style-name="ce4" office:value-type="string" calcext:value-type="string">
            <text:p>74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3538" calcext:value-type="float">
            <text:p>3,53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614" calcext:value-type="float">
            <text:p>3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4" calcext:value-type="float">
            <text:p>3,614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5051" calcext:value-type="float">
            <text:p>5,051</text:p>
          </table:table-cell>
          <table:table-cell table:style-name="ce4" office:value-type="string" calcext:value-type="string">
            <text:p>71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120" calcext:value-type="float">
            <text:p>4,120</text:p>
          </table:table-cell>
          <table:table-cell table:style-name="ce4" office:value-type="string" calcext:value-type="string">
            <text:p>72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音里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92" calcext:value-type="float">
            <text:p>2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2" calcext:value-type="float">
            <text:p>2,392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267" calcext:value-type="float">
            <text:p>3,267</text:p>
          </table:table-cell>
          <table:table-cell table:style-name="ce4" office:value-type="string" calcext:value-type="string">
            <text:p>73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27" calcext:value-type="float">
            <text:p>2,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7" calcext:value-type="float">
            <text:p>2,92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957" calcext:value-type="float">
            <text:p>3,957</text:p>
          </table:table-cell>
          <table:table-cell table:style-name="ce4" office:value-type="string" calcext:value-type="string">
            <text:p>73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福里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97" calcext:value-type="float">
            <text:p>2,89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5195" calcext:value-type="float">
            <text:p>5,195</text:p>
          </table:table-cell>
          <table:table-cell table:style-name="ce4" office:value-type="string" calcext:value-type="string">
            <text:p>56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柳鄉里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61" calcext:value-type="float">
            <text:p>2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1" calcext:value-type="float">
            <text:p>2,961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196" calcext:value-type="float">
            <text:p>4,196</text:p>
          </table:table-cell>
          <table:table-cell table:style-name="ce4" office:value-type="string" calcext:value-type="string">
            <text:p>70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江里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21" calcext:value-type="float">
            <text:p>4,92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009" calcext:value-type="float">
            <text:p>5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9" calcext:value-type="float">
            <text:p>5,009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6841" calcext:value-type="float">
            <text:p>6,841</text:p>
          </table:table-cell>
          <table:table-cell table:style-name="ce4" office:value-type="string" calcext:value-type="string">
            <text:p>73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糖廍里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86" calcext:value-type="float">
            <text:p>3,28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347" calcext:value-type="float">
            <text:p>3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7" calcext:value-type="float">
            <text:p>3,347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511" calcext:value-type="float">
            <text:p>4,511</text:p>
          </table:table-cell>
          <table:table-cell table:style-name="ce4" office:value-type="string" calcext:value-type="string">
            <text:p>74.2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綠堤里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489" calcext:value-type="float">
            <text:p>3,489</text:p>
          </table:table-cell>
          <table:table-cell table:style-name="ce4" office:value-type="string" calcext:value-type="string">
            <text:p>70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碩里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268" calcext:value-type="float">
            <text:p>4,26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342" calcext:value-type="float">
            <text:p>4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2" calcext:value-type="float">
            <text:p>4,342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5706" calcext:value-type="float">
            <text:p>5,706</text:p>
          </table:table-cell>
          <table:table-cell table:style-name="ce4" office:value-type="string" calcext:value-type="string">
            <text:p>76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園里</text:p>
          </table:table-cell>
          <table:table-cell table:style-name="ce3" office:value-type="float" office:value="805" calcext:value-type="float">
            <text:p>80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907" calcext:value-type="float">
            <text:p>3,907</text:p>
          </table:table-cell>
          <table:table-cell table:style-name="ce4" office:value-type="string" calcext:value-type="string">
            <text:p>75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957" calcext:value-type="float">
            <text:p>95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98" calcext:value-type="float">
            <text:p>1,89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909" calcext:value-type="float">
            <text:p>3,90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971" calcext:value-type="float">
            <text:p>3,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1" calcext:value-type="float">
            <text:p>3,971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5389" calcext:value-type="float">
            <text:p>5,389</text:p>
          </table:table-cell>
          <table:table-cell table:style-name="ce4" office:value-type="string" calcext:value-type="string">
            <text:p>73.6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德里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27" calcext:value-type="float">
            <text:p>3,52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07" calcext:value-type="float">
            <text:p>3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7" calcext:value-type="float">
            <text:p>3,607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5094" calcext:value-type="float">
            <text:p>5,094</text:p>
          </table:table-cell>
          <table:table-cell table:style-name="ce4" office:value-type="string" calcext:value-type="string">
            <text:p>70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全德里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425" calcext:value-type="float">
            <text:p>3,425</text:p>
          </table:table-cell>
          <table:table-cell table:style-name="ce4" office:value-type="string" calcext:value-type="string">
            <text:p>75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善里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894" calcext:value-type="float">
            <text:p>2,894</text:p>
          </table:table-cell>
          <table:table-cell table:style-name="ce4" office:value-type="string" calcext:value-type="string">
            <text:p>75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德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11" calcext:value-type="float">
            <text:p>2,71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677" calcext:value-type="float">
            <text:p>3,677</text:p>
          </table:table-cell>
          <table:table-cell table:style-name="ce4" office:value-type="string" calcext:value-type="string">
            <text:p>75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德里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29" calcext:value-type="float">
            <text:p>3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9" calcext:value-type="float">
            <text:p>3,329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4534" calcext:value-type="float">
            <text:p>4,534</text:p>
          </table:table-cell>
          <table:table-cell table:style-name="ce4" office:value-type="string" calcext:value-type="string">
            <text:p>73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3" office:value-type="float" office:value="490" calcext:value-type="float">
            <text:p>49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642" calcext:value-type="float">
            <text:p>2,642</text:p>
          </table:table-cell>
          <table:table-cell table:style-name="ce4" office:value-type="string" calcext:value-type="string">
            <text:p>76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德里</text:p>
          </table:table-cell>
          <table:table-cell table:style-name="ce3" office:value-type="float" office:value="899" calcext:value-type="float">
            <text:p>89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976" calcext:value-type="float">
            <text:p>2,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6" calcext:value-type="float">
            <text:p>2,976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029" calcext:value-type="float">
            <text:p>4,029</text:p>
          </table:table-cell>
          <table:table-cell table:style-name="ce4" office:value-type="string" calcext:value-type="string">
            <text:p>73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銘德里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804" calcext:value-type="float">
            <text:p>3,804</text:p>
          </table:table-cell>
          <table:table-cell table:style-name="ce4" office:value-type="string" calcext:value-type="string">
            <text:p>74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德里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629" calcext:value-type="float">
            <text:p>2,629</text:p>
          </table:table-cell>
          <table:table-cell table:style-name="ce4" office:value-type="string" calcext:value-type="string">
            <text:p>75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德里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904" calcext:value-type="float">
            <text:p>2,904</text:p>
          </table:table-cell>
          <table:table-cell table:style-name="ce4" office:value-type="string" calcext:value-type="string">
            <text:p>74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中里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710" calcext:value-type="float">
            <text:p>3,71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72" calcext:value-type="float">
            <text:p>3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2" calcext:value-type="float">
            <text:p>3,772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986" calcext:value-type="float">
            <text:p>4,986</text:p>
          </table:table-cell>
          <table:table-cell table:style-name="ce4" office:value-type="string" calcext:value-type="string">
            <text:p>75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德里</text:p>
          </table:table-cell>
          <table:table-cell table:style-name="ce3" office:value-type="float" office:value="672" calcext:value-type="float">
            <text:p>67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705" calcext:value-type="float">
            <text:p>3,705</text:p>
          </table:table-cell>
          <table:table-cell table:style-name="ce4" office:value-type="string" calcext:value-type="string">
            <text:p>70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祥里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40" calcext:value-type="float">
            <text:p>3,64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704" calcext:value-type="float">
            <text:p>3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4" calcext:value-type="float">
            <text:p>3,704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4978" calcext:value-type="float">
            <text:p>4,978</text:p>
          </table:table-cell>
          <table:table-cell table:style-name="ce4" office:value-type="string" calcext:value-type="string">
            <text:p>74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24" calcext:value-type="float">
            <text:p>2,92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931" calcext:value-type="float">
            <text:p>3,931</text:p>
          </table:table-cell>
          <table:table-cell table:style-name="ce4" office:value-type="string" calcext:value-type="string">
            <text:p>76.0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忠里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904" calcext:value-type="float">
            <text:p>2,904</text:p>
          </table:table-cell>
          <table:table-cell table:style-name="ce4" office:value-type="string" calcext:value-type="string">
            <text:p>72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176" calcext:value-type="float">
            <text:p>5,17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262" calcext:value-type="float">
            <text:p>5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2" calcext:value-type="float">
            <text:p>5,262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6819" calcext:value-type="float">
            <text:p>6,819</text:p>
          </table:table-cell>
          <table:table-cell table:style-name="ce4" office:value-type="string" calcext:value-type="string">
            <text:p>77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1383" calcext:value-type="float">
            <text:p>1,38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289" calcext:value-type="float">
            <text:p>3,28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49" calcext:value-type="float">
            <text:p>3,3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0" calcext:value-type="float">
            <text:p>3,350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4803" calcext:value-type="float">
            <text:p>4,803</text:p>
          </table:table-cell>
          <table:table-cell table:style-name="ce4" office:value-type="string" calcext:value-type="string">
            <text:p>69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凌霄里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981" calcext:value-type="float">
            <text:p>2,981</text:p>
          </table:table-cell>
          <table:table-cell table:style-name="ce4" office:value-type="string" calcext:value-type="string">
            <text:p>74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騰雲里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527" calcext:value-type="float">
            <text:p>2,527</text:p>
          </table:table-cell>
          <table:table-cell table:style-name="ce4" office:value-type="string" calcext:value-type="string">
            <text:p>78.0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22438" calcext:value-type="float">
            <text:p>22,43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311" calcext:value-type="float">
            <text:p>13,31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3006" calcext:value-type="float">
            <text:p>23,00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60643" calcext:value-type="float">
            <text:p>60,643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61800" calcext:value-type="float">
            <text:p>61,8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803" calcext:value-type="float">
            <text:p>61,803</text:p>
          </table:table-cell>
          <table:table-cell table:style-name="ce3" office:value-type="float" office:value="22088" calcext:value-type="float">
            <text:p>22,088</text:p>
          </table:table-cell>
          <table:table-cell table:style-name="ce3" office:value-type="float" office:value="83891" calcext:value-type="float">
            <text:p>83,891</text:p>
          </table:table-cell>
          <table:table-cell table:style-name="ce4" office:value-type="string" calcext:value-type="string">
            <text:p>73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功里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39" calcext:value-type="float">
            <text:p>3,63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717" calcext:value-type="float">
            <text:p>3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7" calcext:value-type="float">
            <text:p>3,717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4982" calcext:value-type="float">
            <text:p>4,982</text:p>
          </table:table-cell>
          <table:table-cell table:style-name="ce4" office:value-type="string" calcext:value-type="string">
            <text:p>74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19" calcext:value-type="float">
            <text:p>2,8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858" calcext:value-type="float">
            <text:p>3,858</text:p>
          </table:table-cell>
          <table:table-cell table:style-name="ce4" office:value-type="string" calcext:value-type="string">
            <text:p>74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675" calcext:value-type="float">
            <text:p>2,675</text:p>
          </table:table-cell>
          <table:table-cell table:style-name="ce4" office:value-type="string" calcext:value-type="string">
            <text:p>75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勤里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595" calcext:value-type="float">
            <text:p>3,59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5171" calcext:value-type="float">
            <text:p>5,171</text:p>
          </table:table-cell>
          <table:table-cell table:style-name="ce4" office:value-type="string" calcext:value-type="string">
            <text:p>71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廈安里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322" calcext:value-type="float">
            <text:p>3,322</text:p>
          </table:table-cell>
          <table:table-cell table:style-name="ce4" office:value-type="string" calcext:value-type="string">
            <text:p>74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愛國里</text:p>
          </table:table-cell>
          <table:table-cell table:style-name="ce3" office:value-type="float" office:value="619" calcext:value-type="float">
            <text:p>61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484" calcext:value-type="float">
            <text:p>2,484</text:p>
          </table:table-cell>
          <table:table-cell table:style-name="ce4" office:value-type="string" calcext:value-type="string">
            <text:p>76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649" calcext:value-type="float">
            <text:p>6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069" calcext:value-type="float">
            <text:p>2,069</text:p>
          </table:table-cell>
          <table:table-cell table:style-name="ce4" office:value-type="string" calcext:value-type="string">
            <text:p>74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光里</text:p>
          </table:table-cell>
          <table:table-cell table:style-name="ce3" office:value-type="float" office:value="699" calcext:value-type="float">
            <text:p>69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450" calcext:value-type="float">
            <text:p>2,450</text:p>
          </table:table-cell>
          <table:table-cell table:style-name="ce4" office:value-type="string" calcext:value-type="string">
            <text:p>75.0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福里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10" calcext:value-type="float">
            <text:p>6,51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640" calcext:value-type="float">
            <text:p>6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0" calcext:value-type="float">
            <text:p>6,640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8657" calcext:value-type="float">
            <text:p>8,657</text:p>
          </table:table-cell>
          <table:table-cell table:style-name="ce4" office:value-type="string" calcext:value-type="string">
            <text:p>76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福里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950" calcext:value-type="float">
            <text:p>3,950</text:p>
          </table:table-cell>
          <table:table-cell table:style-name="ce4" office:value-type="string" calcext:value-type="string">
            <text:p>74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營里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61" calcext:value-type="float">
            <text:p>4,76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840" calcext:value-type="float">
            <text:p>4,8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41" calcext:value-type="float">
            <text:p>4,841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6408" calcext:value-type="float">
            <text:p>6,408</text:p>
          </table:table-cell>
          <table:table-cell table:style-name="ce4" office:value-type="string" calcext:value-type="string">
            <text:p>75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8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001" calcext:value-type="float">
            <text:p>3,001</text:p>
          </table:table-cell>
          <table:table-cell table:style-name="ce4" office:value-type="string" calcext:value-type="string">
            <text:p>72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642" calcext:value-type="float">
            <text:p>64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527" calcext:value-type="float">
            <text:p>2,527</text:p>
          </table:table-cell>
          <table:table-cell table:style-name="ce4" office:value-type="string" calcext:value-type="string">
            <text:p>69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74" calcext:value-type="float">
            <text:p>1,87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583" calcext:value-type="float">
            <text:p>2,583</text:p>
          </table:table-cell>
          <table:table-cell table:style-name="ce4" office:value-type="string" calcext:value-type="string">
            <text:p>73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36" calcext:value-type="float">
            <text:p>2,9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4784" calcext:value-type="float">
            <text:p>4,784</text:p>
          </table:table-cell>
          <table:table-cell table:style-name="ce4" office:value-type="string" calcext:value-type="string">
            <text:p>61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市里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610" calcext:value-type="float">
            <text:p>3,610</text:p>
          </table:table-cell>
          <table:table-cell table:style-name="ce4" office:value-type="string" calcext:value-type="string">
            <text:p>73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898" calcext:value-type="float">
            <text:p>89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03" calcext:value-type="float">
            <text:p>2,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927" calcext:value-type="float">
            <text:p>2,927</text:p>
          </table:table-cell>
          <table:table-cell table:style-name="ce4" office:value-type="string" calcext:value-type="string">
            <text:p>75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北里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92" calcext:value-type="float">
            <text:p>3,19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439" calcext:value-type="float">
            <text:p>4,439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祥里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478" calcext:value-type="float">
            <text:p>4,47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554" calcext:value-type="float">
            <text:p>4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4" calcext:value-type="float">
            <text:p>4,554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6025" calcext:value-type="float">
            <text:p>6,025</text:p>
          </table:table-cell>
          <table:table-cell table:style-name="ce4" office:value-type="string" calcext:value-type="string">
            <text:p>75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880" calcext:value-type="float">
            <text:p>4,88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979" calcext:value-type="float">
            <text:p>4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9" calcext:value-type="float">
            <text:p>4,979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6771" calcext:value-type="float">
            <text:p>6,771</text:p>
          </table:table-cell>
          <table:table-cell table:style-name="ce4" office:value-type="string" calcext:value-type="string">
            <text:p>73.53</text:p>
          </table:table-cell>
          <table:table-cell table:number-columns-repeated="100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北市第6選舉區" table:style-name="ta6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臺北市第6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張雪卿</text:p>
            <text:p>制度救世島</text:p>
          </table:table-cell>
          <table:table-cell table:style-name="ce1" office:value-type="string" calcext:value-type="string" table:number-columns-spanned="1" table:number-rows-spanned="3">
            <text:p>(2)</text:p>
            <text:p>苗博雅</text:p>
            <text:p>社會民主黨</text:p>
          </table:table-cell>
          <table:table-cell table:style-name="ce1" office:value-type="string" calcext:value-type="string" table:number-columns-spanned="1" table:number-rows-spanned="3">
            <text:p>(3)</text:p>
            <text:p>崔建章</text:p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>羅智強</text:p>
            <text:p>中國國民黨</text:p>
          </table:table-cell>
          <table:table-cell table:style-name="ce1" office:value-type="string" calcext:value-type="string" table:number-columns-spanned="1" table:number-rows-spanned="3">
            <text:p>(5)</text:p>
            <text:p>朱翊銘</text:p>
            <text:p>台灣維新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74375" calcext:value-type="float">
            <text:p>74,375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87973" calcext:value-type="float">
            <text:p>87,97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66106" calcext:value-type="float">
            <text:p>166,106</text:p>
          </table:table-cell>
          <table:table-cell table:style-name="ce3" office:value-type="float" office:value="4435" calcext:value-type="float">
            <text:p>4,435</text:p>
          </table:table-cell>
          <table:table-cell table:style-name="ce3" office:value-type="float" office:value="170541" calcext:value-type="float">
            <text:p>170,54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70604" calcext:value-type="float">
            <text:p>170,604</text:p>
          </table:table-cell>
          <table:table-cell table:style-name="ce3" office:value-type="float" office:value="62519" calcext:value-type="float">
            <text:p>62,519</text:p>
          </table:table-cell>
          <table:table-cell table:style-name="ce3" office:value-type="float" office:value="233123" calcext:value-type="float">
            <text:p>233,123</text:p>
          </table:table-cell>
          <table:table-cell table:style-name="ce4" office:value-type="string" calcext:value-type="string">
            <text:p>73.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74375" calcext:value-type="float">
            <text:p>74,375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87973" calcext:value-type="float">
            <text:p>87,97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66106" calcext:value-type="float">
            <text:p>166,106</text:p>
          </table:table-cell>
          <table:table-cell table:style-name="ce3" office:value-type="float" office:value="4435" calcext:value-type="float">
            <text:p>4,435</text:p>
          </table:table-cell>
          <table:table-cell table:style-name="ce3" office:value-type="float" office:value="170541" calcext:value-type="float">
            <text:p>170,54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70604" calcext:value-type="float">
            <text:p>170,604</text:p>
          </table:table-cell>
          <table:table-cell table:style-name="ce3" office:value-type="float" office:value="62519" calcext:value-type="float">
            <text:p>62,519</text:p>
          </table:table-cell>
          <table:table-cell table:style-name="ce3" office:value-type="float" office:value="233123" calcext:value-type="float">
            <text:p>233,123</text:p>
          </table:table-cell>
          <table:table-cell table:style-name="ce4" office:value-type="string" calcext:value-type="string">
            <text:p>73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4462" calcext:value-type="float">
            <text:p>4,462</text:p>
          </table:table-cell>
          <table:table-cell table:style-name="ce4" office:value-type="string" calcext:value-type="string">
            <text:p>71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慈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91" calcext:value-type="float">
            <text:p>3,09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199" calcext:value-type="float">
            <text:p>4,199</text:p>
          </table:table-cell>
          <table:table-cell table:style-name="ce4" office:value-type="string" calcext:value-type="string">
            <text:p>75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安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12" calcext:value-type="float">
            <text:p>3,81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921" calcext:value-type="float">
            <text:p>3,9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24" calcext:value-type="float">
            <text:p>3,924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5196" calcext:value-type="float">
            <text:p>5,196</text:p>
          </table:table-cell>
          <table:table-cell table:style-name="ce4" office:value-type="string" calcext:value-type="string">
            <text:p>75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炤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39" calcext:value-type="float">
            <text:p>4,53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652" calcext:value-type="float">
            <text:p>4,6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54" calcext:value-type="float">
            <text:p>4,654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6415" calcext:value-type="float">
            <text:p>6,415</text:p>
          </table:table-cell>
          <table:table-cell table:style-name="ce4" office:value-type="string" calcext:value-type="string">
            <text:p>72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023" calcext:value-type="float">
            <text:p>4,023</text:p>
          </table:table-cell>
          <table:table-cell table:style-name="ce4" office:value-type="string" calcext:value-type="string">
            <text:p>67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村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348" calcext:value-type="float">
            <text:p>3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8" calcext:value-type="float">
            <text:p>3,348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517" calcext:value-type="float">
            <text:p>4,517</text:p>
          </table:table-cell>
          <table:table-cell table:style-name="ce4" office:value-type="string" calcext:value-type="string">
            <text:p>74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輝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16" calcext:value-type="float">
            <text:p>3,81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5445" calcext:value-type="float">
            <text:p>5,445</text:p>
          </table:table-cell>
          <table:table-cell table:style-name="ce4" office:value-type="string" calcext:value-type="string">
            <text:p>71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580" calcext:value-type="float">
            <text:p>2,580</text:p>
          </table:table-cell>
          <table:table-cell table:style-name="ce4" office:value-type="string" calcext:value-type="string">
            <text:p>70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誠安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234" calcext:value-type="float">
            <text:p>3,234</text:p>
          </table:table-cell>
          <table:table-cell table:style-name="ce4" office:value-type="string" calcext:value-type="string">
            <text:p>70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武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42" calcext:value-type="float">
            <text:p>4,14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233" calcext:value-type="float">
            <text:p>4,2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56" calcext:value-type="float">
            <text:p>4,256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6035" calcext:value-type="float">
            <text:p>6,035</text:p>
          </table:table-cell>
          <table:table-cell table:style-name="ce4" office:value-type="string" calcext:value-type="string">
            <text:p>70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坡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14" calcext:value-type="float">
            <text:p>3,21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9" calcext:value-type="float">
            <text:p>3,299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485" calcext:value-type="float">
            <text:p>4,485</text:p>
          </table:table-cell>
          <table:table-cell table:style-name="ce4" office:value-type="string" calcext:value-type="string">
            <text:p>73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885" calcext:value-type="float">
            <text:p>3,885</text:p>
          </table:table-cell>
          <table:table-cell table:style-name="ce4" office:value-type="string" calcext:value-type="string">
            <text:p>74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古風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70" calcext:value-type="float">
            <text:p>2,4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1" calcext:value-type="float">
            <text:p>2,47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331" calcext:value-type="float">
            <text:p>3,331</text:p>
          </table:table-cell>
          <table:table-cell table:style-name="ce4" office:value-type="string" calcext:value-type="string">
            <text:p>74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古莊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246" calcext:value-type="float">
            <text:p>4,24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81" calcext:value-type="float">
            <text:p>4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1" calcext:value-type="float">
            <text:p>4,381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5970" calcext:value-type="float">
            <text:p>5,970</text:p>
          </table:table-cell>
          <table:table-cell table:style-name="ce4" office:value-type="string" calcext:value-type="string">
            <text:p>73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71" calcext:value-type="float">
            <text:p>3,67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761" calcext:value-type="float">
            <text:p>3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1" calcext:value-type="float">
            <text:p>3,761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6228" calcext:value-type="float">
            <text:p>6,228</text:p>
          </table:table-cell>
          <table:table-cell table:style-name="ce4" office:value-type="string" calcext:value-type="string">
            <text:p>60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錦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96" calcext:value-type="float">
            <text:p>3,496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649" calcext:value-type="float">
            <text:p>4,649</text:p>
          </table:table-cell>
          <table:table-cell table:style-name="ce4" office:value-type="string" calcext:value-type="string">
            <text:p>75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527" calcext:value-type="float">
            <text:p>3,5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801" calcext:value-type="float">
            <text:p>4,801</text:p>
          </table:table-cell>
          <table:table-cell table:style-name="ce4" office:value-type="string" calcext:value-type="string">
            <text:p>73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36" calcext:value-type="float">
            <text:p>2,03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866" calcext:value-type="float">
            <text:p>2,866</text:p>
          </table:table-cell>
          <table:table-cell table:style-name="ce4" office:value-type="string" calcext:value-type="string">
            <text:p>73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886" calcext:value-type="float">
            <text:p>2,886</text:p>
          </table:table-cell>
          <table:table-cell table:style-name="ce4" office:value-type="string" calcext:value-type="string">
            <text:p>75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錦泰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899" calcext:value-type="float">
            <text:p>2,899</text:p>
          </table:table-cell>
          <table:table-cell table:style-name="ce4" office:value-type="string" calcext:value-type="string">
            <text:p>75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458" calcext:value-type="float">
            <text:p>3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8" calcext:value-type="float">
            <text:p>3,458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4458" calcext:value-type="float">
            <text:p>4,458</text:p>
          </table:table-cell>
          <table:table-cell table:style-name="ce4" office:value-type="string" calcext:value-type="string">
            <text:p>77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圖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76" calcext:value-type="float">
            <text:p>2,1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984" calcext:value-type="float">
            <text:p>3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4" calcext:value-type="float">
            <text:p>3,984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5438" calcext:value-type="float">
            <text:p>5,438</text:p>
          </table:table-cell>
          <table:table-cell table:style-name="ce4" office:value-type="string" calcext:value-type="string">
            <text:p>73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龍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54" calcext:value-type="float">
            <text:p>4,05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153" calcext:value-type="float">
            <text:p>4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3" calcext:value-type="float">
            <text:p>4,153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5386" calcext:value-type="float">
            <text:p>5,386</text:p>
          </table:table-cell>
          <table:table-cell table:style-name="ce4" office:value-type="string" calcext:value-type="string">
            <text:p>77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陣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821" calcext:value-type="float">
            <text:p>2,821</text:p>
          </table:table-cell>
          <table:table-cell table:style-name="ce4" office:value-type="string" calcext:value-type="string">
            <text:p>75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雲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762" calcext:value-type="float">
            <text:p>3,762</text:p>
          </table:table-cell>
          <table:table-cell table:style-name="ce4" office:value-type="string" calcext:value-type="string">
            <text:p>72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生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58" calcext:value-type="float">
            <text:p>3,85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61" calcext:value-type="float">
            <text:p>3,961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5191" calcext:value-type="float">
            <text:p>5,191</text:p>
          </table:table-cell>
          <table:table-cell table:style-name="ce4" office:value-type="string" calcext:value-type="string">
            <text:p>76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住安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073" calcext:value-type="float">
            <text:p>4,073</text:p>
          </table:table-cell>
          <table:table-cell table:style-name="ce4" office:value-type="string" calcext:value-type="string">
            <text:p>71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129" calcext:value-type="float">
            <text:p>3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9" calcext:value-type="float">
            <text:p>3,129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4351" calcext:value-type="float">
            <text:p>4,351</text:p>
          </table:table-cell>
          <table:table-cell table:style-name="ce4" office:value-type="string" calcext:value-type="string">
            <text:p>71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05" calcext:value-type="float">
            <text:p>3,50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00" calcext:value-type="float">
            <text:p>3,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0" calcext:value-type="float">
            <text:p>3,600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953" calcext:value-type="float">
            <text:p>4,953</text:p>
          </table:table-cell>
          <table:table-cell table:style-name="ce4" office:value-type="string" calcext:value-type="string">
            <text:p>72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通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242" calcext:value-type="float">
            <text:p>3,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398" calcext:value-type="float">
            <text:p>4,398</text:p>
          </table:table-cell>
          <table:table-cell table:style-name="ce4" office:value-type="string" calcext:value-type="string">
            <text:p>73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400" calcext:value-type="float">
            <text:p>3,400</text:p>
          </table:table-cell>
          <table:table-cell table:style-name="ce4" office:value-type="string" calcext:value-type="string">
            <text:p>72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法治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756" calcext:value-type="float">
            <text:p>2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6" calcext:value-type="float">
            <text:p>2,756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679" calcext:value-type="float">
            <text:p>3,679</text:p>
          </table:table-cell>
          <table:table-cell table:style-name="ce4" office:value-type="string" calcext:value-type="string">
            <text:p>74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全安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552" calcext:value-type="float">
            <text:p>3,552</text:p>
          </table:table-cell>
          <table:table-cell table:style-name="ce4" office:value-type="string" calcext:value-type="string">
            <text:p>71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群賢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63" calcext:value-type="float">
            <text:p>3,26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360" calcext:value-type="float">
            <text:p>3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0" calcext:value-type="float">
            <text:p>3,360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578" calcext:value-type="float">
            <text:p>4,578</text:p>
          </table:table-cell>
          <table:table-cell table:style-name="ce4" office:value-type="string" calcext:value-type="string">
            <text:p>73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群英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88" calcext:value-type="float">
            <text:p>4,18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84" calcext:value-type="float">
            <text:p>4,284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5733" calcext:value-type="float">
            <text:p>5,733</text:p>
          </table:table-cell>
          <table:table-cell table:style-name="ce4" office:value-type="string" calcext:value-type="string">
            <text:p>74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虎嘯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023" calcext:value-type="float">
            <text:p>3,023</text:p>
          </table:table-cell>
          <table:table-cell table:style-name="ce4" office:value-type="string" calcext:value-type="string">
            <text:p>74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臥龍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77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淵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89" calcext:value-type="float">
            <text:p>5,18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338" calcext:value-type="float">
            <text:p>5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8" calcext:value-type="float">
            <text:p>5,338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7096" calcext:value-type="float">
            <text:p>7,096</text:p>
          </table:table-cell>
          <table:table-cell table:style-name="ce4" office:value-type="string" calcext:value-type="string">
            <text:p>75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357" calcext:value-type="float">
            <text:p>3,357</text:p>
          </table:table-cell>
          <table:table-cell table:style-name="ce4" office:value-type="string" calcext:value-type="string">
            <text:p>73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69" calcext:value-type="float">
            <text:p>4,96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094" calcext:value-type="float">
            <text:p>5,0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96" calcext:value-type="float">
            <text:p>5,096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6818" calcext:value-type="float">
            <text:p>6,818</text:p>
          </table:table-cell>
          <table:table-cell table:style-name="ce4" office:value-type="string" calcext:value-type="string">
            <text:p>74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芳和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442" calcext:value-type="float">
            <text:p>3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2" calcext:value-type="float">
            <text:p>3,442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655" calcext:value-type="float">
            <text:p>4,655</text:p>
          </table:table-cell>
          <table:table-cell table:style-name="ce4" office:value-type="string" calcext:value-type="string">
            <text:p>73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元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456" calcext:value-type="float">
            <text:p>4,456</text:p>
          </table:table-cell>
          <table:table-cell table:style-name="ce4" office:value-type="string" calcext:value-type="string">
            <text:p>75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孝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59" calcext:value-type="float">
            <text:p>2,15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57" calcext:value-type="float">
            <text:p>4,65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782" calcext:value-type="float">
            <text:p>4,7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83" calcext:value-type="float">
            <text:p>4,783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6286" calcext:value-type="float">
            <text:p>6,286</text:p>
          </table:table-cell>
          <table:table-cell table:style-name="ce4" office:value-type="string" calcext:value-type="string">
            <text:p>76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和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00" calcext:value-type="float">
            <text:p>2,90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888" calcext:value-type="float">
            <text:p>3,888</text:p>
          </table:table-cell>
          <table:table-cell table:style-name="ce4" office:value-type="string" calcext:value-type="string">
            <text:p>76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48" calcext:value-type="float">
            <text:p>2,64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2" calcext:value-type="float">
            <text:p>2,722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842" calcext:value-type="float">
            <text:p>3,842</text:p>
          </table:table-cell>
          <table:table-cell table:style-name="ce4" office:value-type="string" calcext:value-type="string">
            <text:p>70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倫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4862" calcext:value-type="float">
            <text:p>4,862</text:p>
          </table:table-cell>
          <table:table-cell table:style-name="ce4" office:value-type="string" calcext:value-type="string">
            <text:p>69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敦安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96" calcext:value-type="float">
            <text:p>3,39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4892" calcext:value-type="float">
            <text:p>4,892</text:p>
          </table:table-cell>
          <table:table-cell table:style-name="ce4" office:value-type="string" calcext:value-type="string">
            <text:p>71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正聲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10" calcext:value-type="float">
            <text:p>2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0" calcext:value-type="float">
            <text:p>2,61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640" calcext:value-type="float">
            <text:p>3,640</text:p>
          </table:table-cell>
          <table:table-cell table:style-name="ce4" office:value-type="string" calcext:value-type="string">
            <text:p>71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敦煌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78" calcext:value-type="float">
            <text:p>3,37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491" calcext:value-type="float">
            <text:p>3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1" calcext:value-type="float">
            <text:p>3,491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800" calcext:value-type="float">
            <text:p>4,800</text:p>
          </table:table-cell>
          <table:table-cell table:style-name="ce4" office:value-type="string" calcext:value-type="string">
            <text:p>72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華聲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333" calcext:value-type="float">
            <text:p>3,333</text:p>
          </table:table-cell>
          <table:table-cell table:style-name="ce4" office:value-type="string" calcext:value-type="string">
            <text:p>71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車層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66" calcext:value-type="float">
            <text:p>3,46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4973" calcext:value-type="float">
            <text:p>4,973</text:p>
          </table:table-cell>
          <table:table-cell table:style-name="ce4" office:value-type="string" calcext:value-type="string">
            <text:p>71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信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10" calcext:value-type="float">
            <text:p>4,2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300" calcext:value-type="float">
            <text:p>4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0" calcext:value-type="float">
            <text:p>4,30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5829" calcext:value-type="float">
            <text:p>5,829</text:p>
          </table:table-cell>
          <table:table-cell table:style-name="ce4" office:value-type="string" calcext:value-type="string">
            <text:p>73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890" calcext:value-type="float">
            <text:p>1,890</text:p>
          </table:table-cell>
          <table:table-cell table:style-name="ce4" office:value-type="string" calcext:value-type="string">
            <text:p>71.38</text:p>
          </table:table-cell>
          <table:table-cell table:number-columns-repeated="100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北市第7選舉區" table:style-name="ta7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臺北市第7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李承龍</text:p>
            <text:p>中華愛國同心黨</text:p>
          </table:table-cell>
          <table:table-cell table:style-name="ce1" office:value-type="string" calcext:value-type="string" table:number-columns-spanned="1" table:number-rows-spanned="3">
            <text:p>(2)</text:p>
            <text:p>徐巧芯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羅丹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韋安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許淑華</text:p>
            <text:p>民主進步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9727" calcext:value-type="float">
            <text:p>89,72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286" calcext:value-type="float">
            <text:p>3,286</text:p>
          </table:table-cell>
          <table:table-cell table:style-name="ce3" office:value-type="float" office:value="76113" calcext:value-type="float">
            <text:p>76,113</text:p>
          </table:table-cell>
          <table:table-cell table:style-name="ce3" office:value-type="float" office:value="170509" calcext:value-type="float">
            <text:p>170,509</text:p>
          </table:table-cell>
          <table:table-cell table:style-name="ce3" office:value-type="float" office:value="3143" calcext:value-type="float">
            <text:p>3,143</text:p>
          </table:table-cell>
          <table:table-cell table:style-name="ce3" office:value-type="float" office:value="173652" calcext:value-type="float">
            <text:p>173,65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3681" calcext:value-type="float">
            <text:p>173,681</text:p>
          </table:table-cell>
          <table:table-cell table:style-name="ce3" office:value-type="float" office:value="61135" calcext:value-type="float">
            <text:p>61,135</text:p>
          </table:table-cell>
          <table:table-cell table:style-name="ce3" office:value-type="float" office:value="234816" calcext:value-type="float">
            <text:p>234,816</text:p>
          </table:table-cell>
          <table:table-cell table:style-name="ce4" office:value-type="string" calcext:value-type="string">
            <text:p>73.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7679" calcext:value-type="float">
            <text:p>67,679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447" calcext:value-type="float">
            <text:p>2,447</text:p>
          </table:table-cell>
          <table:table-cell table:style-name="ce3" office:value-type="float" office:value="55900" calcext:value-type="float">
            <text:p>55,900</text:p>
          </table:table-cell>
          <table:table-cell table:style-name="ce3" office:value-type="float" office:value="127066" calcext:value-type="float">
            <text:p>127,066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129371" calcext:value-type="float">
            <text:p>129,37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9398" calcext:value-type="float">
            <text:p>129,398</text:p>
          </table:table-cell>
          <table:table-cell table:style-name="ce3" office:value-type="float" office:value="45592" calcext:value-type="float">
            <text:p>45,592</text:p>
          </table:table-cell>
          <table:table-cell table:style-name="ce3" office:value-type="float" office:value="174990" calcext:value-type="float">
            <text:p>174,990</text:p>
          </table:table-cell>
          <table:table-cell table:style-name="ce4" office:value-type="string" calcext:value-type="string">
            <text:p>73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村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4" calcext:value-type="float">
            <text:p>2,80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633" calcext:value-type="float">
            <text:p>3,633</text:p>
          </table:table-cell>
          <table:table-cell table:style-name="ce4" office:value-type="string" calcext:value-type="string">
            <text:p>77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正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589" calcext:value-type="float">
            <text:p>3,589</text:p>
          </table:table-cell>
          <table:table-cell table:style-name="ce4" office:value-type="string" calcext:value-type="string">
            <text:p>74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67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69" calcext:value-type="float">
            <text:p>1,9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790" calcext:value-type="float">
            <text:p>2,790</text:p>
          </table:table-cell>
          <table:table-cell table:style-name="ce4" office:value-type="string" calcext:value-type="string">
            <text:p>70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09" calcext:value-type="float">
            <text:p>2,609</text:p>
          </table:table-cell>
          <table:table-cell table:style-name="ce4" office:value-type="string" calcext:value-type="string">
            <text:p>73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雅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07" calcext:value-type="float">
            <text:p>3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7" calcext:value-type="float">
            <text:p>3,307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554" calcext:value-type="float">
            <text:p>4,554</text:p>
          </table:table-cell>
          <table:table-cell table:style-name="ce4" office:value-type="string" calcext:value-type="string">
            <text:p>72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敦厚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102" calcext:value-type="float">
            <text:p>4,102</text:p>
          </table:table-cell>
          <table:table-cell table:style-name="ce4" office:value-type="string" calcext:value-type="string">
            <text:p>73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居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4426" calcext:value-type="float">
            <text:p>4,42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509" calcext:value-type="float">
            <text:p>4,5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10" calcext:value-type="float">
            <text:p>4,51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952" calcext:value-type="float">
            <text:p>5,952</text:p>
          </table:table-cell>
          <table:table-cell table:style-name="ce4" office:value-type="string" calcext:value-type="string">
            <text:p>75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6003" calcext:value-type="float">
            <text:p>6,00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104" calcext:value-type="float">
            <text:p>6,1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12" calcext:value-type="float">
            <text:p>6,112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8251" calcext:value-type="float">
            <text:p>8,251</text:p>
          </table:table-cell>
          <table:table-cell table:style-name="ce4" office:value-type="string" calcext:value-type="string">
            <text:p>73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六藝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959" calcext:value-type="float">
            <text:p>2,959</text:p>
          </table:table-cell>
          <table:table-cell table:style-name="ce4" office:value-type="string" calcext:value-type="string">
            <text:p>75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雅祥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123" calcext:value-type="float">
            <text:p>4,123</text:p>
          </table:table-cell>
          <table:table-cell table:style-name="ce4" office:value-type="string" calcext:value-type="string">
            <text:p>74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018" calcext:value-type="float">
            <text:p>3,018</text:p>
          </table:table-cell>
          <table:table-cell table:style-name="ce4" office:value-type="string" calcext:value-type="string">
            <text:p>76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全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39" calcext:value-type="float">
            <text:p>3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9" calcext:value-type="float">
            <text:p>3,039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968" calcext:value-type="float">
            <text:p>3,968</text:p>
          </table:table-cell>
          <table:table-cell table:style-name="ce4" office:value-type="string" calcext:value-type="string">
            <text:p>76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146" calcext:value-type="float">
            <text:p>3,146</text:p>
          </table:table-cell>
          <table:table-cell table:style-name="ce4" office:value-type="string" calcext:value-type="string">
            <text:p>72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463" calcext:value-type="float">
            <text:p>3,463</text:p>
          </table:table-cell>
          <table:table-cell table:style-name="ce4" office:value-type="string" calcext:value-type="string">
            <text:p>74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育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3396" calcext:value-type="float">
            <text:p>3,39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457" calcext:value-type="float">
            <text:p>3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7" calcext:value-type="float">
            <text:p>3,45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482" calcext:value-type="float">
            <text:p>4,482</text:p>
          </table:table-cell>
          <table:table-cell table:style-name="ce4" office:value-type="string" calcext:value-type="string">
            <text:p>77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3117" calcext:value-type="float">
            <text:p>3,11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220" calcext:value-type="float">
            <text:p>4,220</text:p>
          </table:table-cell>
          <table:table-cell table:style-name="ce4" office:value-type="string" calcext:value-type="string">
            <text:p>75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034" calcext:value-type="float">
            <text:p>4,034</text:p>
          </table:table-cell>
          <table:table-cell table:style-name="ce4" office:value-type="string" calcext:value-type="string">
            <text:p>74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815" calcext:value-type="float">
            <text:p>3,815</text:p>
          </table:table-cell>
          <table:table-cell table:style-name="ce4" office:value-type="string" calcext:value-type="string">
            <text:p>74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國業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4292" calcext:value-type="float">
            <text:p>4,29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5836" calcext:value-type="float">
            <text:p>5,836</text:p>
          </table:table-cell>
          <table:table-cell table:style-name="ce4" office:value-type="string" calcext:value-type="string">
            <text:p>74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松隆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790" calcext:value-type="float">
            <text:p>1,790</text:p>
          </table:table-cell>
          <table:table-cell table:style-name="ce4" office:value-type="string" calcext:value-type="string">
            <text:p>71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松友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3903" calcext:value-type="float">
            <text:p>3,90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61" calcext:value-type="float">
            <text:p>3,961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5280" calcext:value-type="float">
            <text:p>5,280</text:p>
          </table:table-cell>
          <table:table-cell table:style-name="ce4" office:value-type="string" calcext:value-type="string">
            <text:p>75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松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2919" calcext:value-type="float">
            <text:p>2,91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025" calcext:value-type="float">
            <text:p>4,025</text:p>
          </table:table-cell>
          <table:table-cell table:style-name="ce4" office:value-type="string" calcext:value-type="string">
            <text:p>73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33" calcext:value-type="float">
            <text:p>2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3" calcext:value-type="float">
            <text:p>2,73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558" calcext:value-type="float">
            <text:p>3,558</text:p>
          </table:table-cell>
          <table:table-cell table:style-name="ce4" office:value-type="string" calcext:value-type="string">
            <text:p>76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行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4660" calcext:value-type="float">
            <text:p>4,66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737" calcext:value-type="float">
            <text:p>4,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7" calcext:value-type="float">
            <text:p>4,737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6339" calcext:value-type="float">
            <text:p>6,339</text:p>
          </table:table-cell>
          <table:table-cell table:style-name="ce4" office:value-type="string" calcext:value-type="string">
            <text:p>74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3639" calcext:value-type="float">
            <text:p>3,63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700" calcext:value-type="float">
            <text:p>3,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0" calcext:value-type="float">
            <text:p>3,70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943" calcext:value-type="float">
            <text:p>4,943</text:p>
          </table:table-cell>
          <table:table-cell table:style-name="ce4" office:value-type="string" calcext:value-type="string">
            <text:p>74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3643" calcext:value-type="float">
            <text:p>3,64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742" calcext:value-type="float">
            <text:p>3,7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5972" calcext:value-type="float">
            <text:p>5,972</text:p>
          </table:table-cell>
          <table:table-cell table:style-name="ce4" office:value-type="string" calcext:value-type="string">
            <text:p>62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景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3036" calcext:value-type="float">
            <text:p>3,0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089" calcext:value-type="float">
            <text:p>3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9" calcext:value-type="float">
            <text:p>3,089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137" calcext:value-type="float">
            <text:p>4,137</text:p>
          </table:table-cell>
          <table:table-cell table:style-name="ce4" office:value-type="string" calcext:value-type="string">
            <text:p>74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3813" calcext:value-type="float">
            <text:p>3,8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5224" calcext:value-type="float">
            <text:p>5,224</text:p>
          </table:table-cell>
          <table:table-cell table:style-name="ce4" office:value-type="string" calcext:value-type="string">
            <text:p>74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張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5222" calcext:value-type="float">
            <text:p>5,22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311" calcext:value-type="float">
            <text:p>5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1" calcext:value-type="float">
            <text:p>5,311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7084" calcext:value-type="float">
            <text:p>7,084</text:p>
          </table:table-cell>
          <table:table-cell table:style-name="ce4" office:value-type="string" calcext:value-type="string">
            <text:p>74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3081" calcext:value-type="float">
            <text:p>3,08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144" calcext:value-type="float">
            <text:p>3,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334" calcext:value-type="float">
            <text:p>4,334</text:p>
          </table:table-cell>
          <table:table-cell table:style-name="ce4" office:value-type="string" calcext:value-type="string">
            <text:p>72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3967" calcext:value-type="float">
            <text:p>3,96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5552" calcext:value-type="float">
            <text:p>5,552</text:p>
          </table:table-cell>
          <table:table-cell table:style-name="ce4" office:value-type="string" calcext:value-type="string">
            <text:p>72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4413" calcext:value-type="float">
            <text:p>4,41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510" calcext:value-type="float">
            <text:p>4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0" calcext:value-type="float">
            <text:p>4,51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6298" calcext:value-type="float">
            <text:p>6,298</text:p>
          </table:table-cell>
          <table:table-cell table:style-name="ce4" office:value-type="string" calcext:value-type="string">
            <text:p>71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景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712" calcext:value-type="float">
            <text:p>3,712</text:p>
          </table:table-cell>
          <table:table-cell table:style-name="ce4" office:value-type="string" calcext:value-type="string">
            <text:p>74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景勤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186" calcext:value-type="float">
            <text:p>3,186</text:p>
          </table:table-cell>
          <table:table-cell table:style-name="ce4" office:value-type="string" calcext:value-type="string">
            <text:p>73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雙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4385" calcext:value-type="float">
            <text:p>4,38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459" calcext:value-type="float">
            <text:p>4,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9" calcext:value-type="float">
            <text:p>4,459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5818" calcext:value-type="float">
            <text:p>5,818</text:p>
          </table:table-cell>
          <table:table-cell table:style-name="ce4" office:value-type="string" calcext:value-type="string">
            <text:p>76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94" calcext:value-type="float">
            <text:p>2,594</text:p>
          </table:table-cell>
          <table:table-cell table:style-name="ce4" office:value-type="string" calcext:value-type="string">
            <text:p>73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順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310" calcext:value-type="float">
            <text:p>3,310</text:p>
          </table:table-cell>
          <table:table-cell table:style-name="ce4" office:value-type="string" calcext:value-type="string">
            <text:p>72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平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4242" calcext:value-type="float">
            <text:p>4,24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316" calcext:value-type="float">
            <text:p>4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6" calcext:value-type="float">
            <text:p>4,316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5684" calcext:value-type="float">
            <text:p>5,684</text:p>
          </table:table-cell>
          <table:table-cell table:style-name="ce4" office:value-type="string" calcext:value-type="string">
            <text:p>75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忠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2905" calcext:value-type="float">
            <text:p>2,90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948" calcext:value-type="float">
            <text:p>3,948</text:p>
          </table:table-cell>
          <table:table-cell table:style-name="ce4" office:value-type="string" calcext:value-type="string">
            <text:p>74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558" calcext:value-type="float">
            <text:p>1,558</text:p>
          </table:table-cell>
          <table:table-cell table:style-name="ce4" office:value-type="string" calcext:value-type="string">
            <text:p>70.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松山區</text:p>
          </table:table-cell>
          <table:table-cell table:style-name="ce2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22048" calcext:value-type="float">
            <text:p>22,04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0213" calcext:value-type="float">
            <text:p>20,213</text:p>
          </table:table-cell>
          <table:table-cell table:style-name="ce3" office:value-type="float" office:value="43443" calcext:value-type="float">
            <text:p>43,443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4281" calcext:value-type="float">
            <text:p>44,2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283" calcext:value-type="float">
            <text:p>44,283</text:p>
          </table:table-cell>
          <table:table-cell table:style-name="ce3" office:value-type="float" office:value="15543" calcext:value-type="float">
            <text:p>15,543</text:p>
          </table:table-cell>
          <table:table-cell table:style-name="ce3" office:value-type="float" office:value="59826" calcext:value-type="float">
            <text:p>59,826</text:p>
          </table:table-cell>
          <table:table-cell table:style-name="ce4" office:value-type="string" calcext:value-type="string">
            <text:p>74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慈祐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4390" calcext:value-type="float">
            <text:p>4,39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492" calcext:value-type="float">
            <text:p>4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2" calcext:value-type="float">
            <text:p>4,492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6956" calcext:value-type="float">
            <text:p>6,956</text:p>
          </table:table-cell>
          <table:table-cell table:style-name="ce4" office:value-type="string" calcext:value-type="string">
            <text:p>64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4829" calcext:value-type="float">
            <text:p>4,82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922" calcext:value-type="float">
            <text:p>4,9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23" calcext:value-type="float">
            <text:p>4,923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6606" calcext:value-type="float">
            <text:p>6,606</text:p>
          </table:table-cell>
          <table:table-cell table:style-name="ce4" office:value-type="string" calcext:value-type="string">
            <text:p>74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聚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4683" calcext:value-type="float">
            <text:p>4,68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771" calcext:value-type="float">
            <text:p>4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1" calcext:value-type="float">
            <text:p>4,771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6416" calcext:value-type="float">
            <text:p>6,416</text:p>
          </table:table-cell>
          <table:table-cell table:style-name="ce4" office:value-type="string" calcext:value-type="string">
            <text:p>74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3706" calcext:value-type="float">
            <text:p>3,70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77" calcext:value-type="float">
            <text:p>3,777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5038" calcext:value-type="float">
            <text:p>5,038</text:p>
          </table:table-cell>
          <table:table-cell table:style-name="ce4" office:value-type="string" calcext:value-type="string">
            <text:p>74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5284" calcext:value-type="float">
            <text:p>5,28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396" calcext:value-type="float">
            <text:p>5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6" calcext:value-type="float">
            <text:p>5,396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7247" calcext:value-type="float">
            <text:p>7,247</text:p>
          </table:table-cell>
          <table:table-cell table:style-name="ce4" office:value-type="string" calcext:value-type="string">
            <text:p>74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163" calcext:value-type="float">
            <text:p>3,163</text:p>
          </table:table-cell>
          <table:table-cell table:style-name="ce4" office:value-type="string" calcext:value-type="string">
            <text:p>76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694" calcext:value-type="float">
            <text:p>2,694</text:p>
          </table:table-cell>
          <table:table-cell table:style-name="ce4" office:value-type="string" calcext:value-type="string">
            <text:p>75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060" calcext:value-type="float">
            <text:p>3,060</text:p>
          </table:table-cell>
          <table:table-cell table:style-name="ce4" office:value-type="string" calcext:value-type="string">
            <text:p>74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敦化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4049" calcext:value-type="float">
            <text:p>4,04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122" calcext:value-type="float">
            <text:p>4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2" calcext:value-type="float">
            <text:p>4,122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5319" calcext:value-type="float">
            <text:p>5,319</text:p>
          </table:table-cell>
          <table:table-cell table:style-name="ce4" office:value-type="string" calcext:value-type="string">
            <text:p>77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652" calcext:value-type="float">
            <text:p>2,652</text:p>
          </table:table-cell>
          <table:table-cell table:style-name="ce4" office:value-type="string" calcext:value-type="string">
            <text:p>75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建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2632" calcext:value-type="float">
            <text:p>2,63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562" calcext:value-type="float">
            <text:p>3,562</text:p>
          </table:table-cell>
          <table:table-cell table:style-name="ce4" office:value-type="string" calcext:value-type="string">
            <text:p>75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勢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3731" calcext:value-type="float">
            <text:p>3,7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802" calcext:value-type="float">
            <text:p>3,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2" calcext:value-type="float">
            <text:p>3,802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5052" calcext:value-type="float">
            <text:p>5,052</text:p>
          </table:table-cell>
          <table:table-cell table:style-name="ce4" office:value-type="string" calcext:value-type="string">
            <text:p>75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061" calcext:value-type="float">
            <text:p>2,061</text:p>
          </table:table-cell>
          <table:table-cell table:style-name="ce4" office:value-type="string" calcext:value-type="string">
            <text:p>75.21</text:p>
          </table:table-cell>
          <table:table-cell table:number-columns-repeated="100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北市第8選舉區" table:style-name="ta8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第11屆區域立法委員選舉臺北市第8選舉區候選人在各村(里)得票數一覽表</text:p>
          </table:table-cell>
          <table:covered-table-cell table:number-columns-repeated="17" table:style-name="ce1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8" table:number-rows-spanned="1">
            <text:p>各候選人得票情形</text:p>
          </table:table-cell>
          <table:covered-table-cell table:number-columns-repeated="7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劉佩玲</text:p>
            <text:p>台灣維新</text:p>
          </table:table-cell>
          <table:table-cell table:style-name="ce1" office:value-type="string" calcext:value-type="string" table:number-columns-spanned="1" table:number-rows-spanned="3">
            <text:p>(2)</text:p>
            <text:p>賴士葆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王閔生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賴宣任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5)</text:p>
            <text:p>夏萬浪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張其祿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張維學</text:p>
            <text:p>無</text:p>
          </table:table-cell>
          <table:table-cell table:style-name="ce1" office:value-type="string" calcext:value-type="string" table:number-columns-spanned="1" table:number-rows-spanned="3">
            <text:p>(8)</text:p>
            <text:p>胡之壯</text:p>
            <text:p>興中同盟會</text:p>
          </table:table-cell>
          <table:covered-table-cell table:number-columns-repeated="8" table:style-name="ce1"/>
          <table:table-cell table:number-columns-repeated="1006"/>
        </table:table-row>
        <table:table-row table:style-name="ro1">
          <table:covered-table-cell table:number-columns-repeated="18" table:style-name="ce1"/>
          <table:table-cell table:number-columns-repeated="1006"/>
        </table:table-row>
        <table:table-row table:style-name="ro1">
          <table:covered-table-cell table:number-columns-repeated="18" table:style-name="ce1"/>
          <table:table-cell table:number-columns-repeated="1006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87099" calcext:value-type="float">
            <text:p>87,099</text:p>
          </table:table-cell>
          <table:table-cell table:style-name="ce3" office:value-type="float" office:value="59490" calcext:value-type="float">
            <text:p>59,490</text:p>
          </table:table-cell>
          <table:table-cell table:style-name="ce3" office:value-type="float" office:value="6374" calcext:value-type="float">
            <text:p>6,374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8335" calcext:value-type="float">
            <text:p>28,33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83518" calcext:value-type="float">
            <text:p>183,518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186148" calcext:value-type="float">
            <text:p>186,1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6167" calcext:value-type="float">
            <text:p>186,167</text:p>
          </table:table-cell>
          <table:table-cell table:style-name="ce3" office:value-type="float" office:value="62151" calcext:value-type="float">
            <text:p>62,151</text:p>
          </table:table-cell>
          <table:table-cell table:style-name="ce3" office:value-type="float" office:value="248318" calcext:value-type="float">
            <text:p>248,318</text:p>
          </table:table-cell>
          <table:table-cell table:style-name="ce4" office:value-type="string" calcext:value-type="string">
            <text:p>74.9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　文山區</text:p>
          </table:table-cell>
          <table:table-cell table:style-name="ce2"/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75647" calcext:value-type="float">
            <text:p>75,647</text:p>
          </table:table-cell>
          <table:table-cell table:style-name="ce3" office:value-type="float" office:value="51101" calcext:value-type="float">
            <text:p>51,101</text:p>
          </table:table-cell>
          <table:table-cell table:style-name="ce3" office:value-type="float" office:value="5207" calcext:value-type="float">
            <text:p>5,20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4443" calcext:value-type="float">
            <text:p>24,44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57948" calcext:value-type="float">
            <text:p>157,948</text:p>
          </table:table-cell>
          <table:table-cell table:style-name="ce3" office:value-type="float" office:value="2220" calcext:value-type="float">
            <text:p>2,220</text:p>
          </table:table-cell>
          <table:table-cell table:style-name="ce3" office:value-type="float" office:value="160168" calcext:value-type="float">
            <text:p>160,1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0184" calcext:value-type="float">
            <text:p>160,184</text:p>
          </table:table-cell>
          <table:table-cell table:style-name="ce3" office:value-type="float" office:value="53501" calcext:value-type="float">
            <text:p>53,501</text:p>
          </table:table-cell>
          <table:table-cell table:style-name="ce3" office:value-type="float" office:value="213685" calcext:value-type="float">
            <text:p>213,685</text:p>
          </table:table-cell>
          <table:table-cell table:style-name="ce4" office:value-type="string" calcext:value-type="string">
            <text:p>74.9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景行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74" calcext:value-type="float">
            <text:p>4,57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624" calcext:value-type="float">
            <text:p>4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4" calcext:value-type="float">
            <text:p>4,624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6126" calcext:value-type="float">
            <text:p>6,126</text:p>
          </table:table-cell>
          <table:table-cell table:style-name="ce4" office:value-type="string" calcext:value-type="string">
            <text:p>75.4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景東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34" calcext:value-type="float">
            <text:p>2,134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36" calcext:value-type="float">
            <text:p>4,23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291" calcext:value-type="float">
            <text:p>4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1" calcext:value-type="float">
            <text:p>4,291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5690" calcext:value-type="float">
            <text:p>5,690</text:p>
          </table:table-cell>
          <table:table-cell table:style-name="ce4" office:value-type="string" calcext:value-type="string">
            <text:p>75.4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景美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54" calcext:value-type="float">
            <text:p>3,05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01" calcext:value-type="float">
            <text:p>3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1" calcext:value-type="float">
            <text:p>3,101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155" calcext:value-type="float">
            <text:p>4,155</text:p>
          </table:table-cell>
          <table:table-cell table:style-name="ce4" office:value-type="string" calcext:value-type="string">
            <text:p>74.6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景慶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57" calcext:value-type="float">
            <text:p>3,75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5123" calcext:value-type="float">
            <text:p>5,123</text:p>
          </table:table-cell>
          <table:table-cell table:style-name="ce4" office:value-type="string" calcext:value-type="string">
            <text:p>74.3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景仁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5" calcext:value-type="float">
            <text:p>48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494" calcext:value-type="float">
            <text:p>3,4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44" calcext:value-type="float">
            <text:p>3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4" calcext:value-type="float">
            <text:p>3,544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647" calcext:value-type="float">
            <text:p>4,647</text:p>
          </table:table-cell>
          <table:table-cell table:style-name="ce4" office:value-type="string" calcext:value-type="string">
            <text:p>76.2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景華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6" calcext:value-type="float">
            <text:p>5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380" calcext:value-type="float">
            <text:p>3,38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15" calcext:value-type="float">
            <text:p>3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5" calcext:value-type="float">
            <text:p>3,415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572" calcext:value-type="float">
            <text:p>4,572</text:p>
          </table:table-cell>
          <table:table-cell table:style-name="ce4" office:value-type="string" calcext:value-type="string">
            <text:p>74.6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萬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9" calcext:value-type="float">
            <text:p>3,4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472" calcext:value-type="float">
            <text:p>4,472</text:p>
          </table:table-cell>
          <table:table-cell table:style-name="ce4" office:value-type="string" calcext:value-type="string">
            <text:p>77.2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萬祥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33" calcext:value-type="float">
            <text:p>2,73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639" calcext:value-type="float">
            <text:p>3,639</text:p>
          </table:table-cell>
          <table:table-cell table:style-name="ce4" office:value-type="string" calcext:value-type="string">
            <text:p>76.3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萬隆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40" calcext:value-type="float">
            <text:p>4,34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393" calcext:value-type="float">
            <text:p>4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3" calcext:value-type="float">
            <text:p>4,393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738" calcext:value-type="float">
            <text:p>5,738</text:p>
          </table:table-cell>
          <table:table-cell table:style-name="ce4" office:value-type="string" calcext:value-type="string">
            <text:p>76.5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8" calcext:value-type="float">
            <text:p>50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238" calcext:value-type="float">
            <text:p>3,23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357" calcext:value-type="float">
            <text:p>4,357</text:p>
          </table:table-cell>
          <table:table-cell table:style-name="ce4" office:value-type="string" calcext:value-type="string">
            <text:p>75.4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萬和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831" calcext:value-type="float">
            <text:p>2,831</text:p>
          </table:table-cell>
          <table:table-cell table:style-name="ce4" office:value-type="string" calcext:value-type="string">
            <text:p>76.6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萬盛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00" calcext:value-type="float">
            <text:p>2,9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24" calcext:value-type="float">
            <text:p>2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4" calcext:value-type="float">
            <text:p>2,924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918" calcext:value-type="float">
            <text:p>3,918</text:p>
          </table:table-cell>
          <table:table-cell table:style-name="ce4" office:value-type="string" calcext:value-type="string">
            <text:p>74.6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豐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1" calcext:value-type="float">
            <text:p>3,03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4043" calcext:value-type="float">
            <text:p>4,043</text:p>
          </table:table-cell>
          <table:table-cell table:style-name="ce4" office:value-type="string" calcext:value-type="string">
            <text:p>76.2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邦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4168" calcext:value-type="float">
            <text:p>4,168</text:p>
          </table:table-cell>
          <table:table-cell table:style-name="ce4" office:value-type="string" calcext:value-type="string">
            <text:p>76.2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光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10" calcext:value-type="float">
            <text:p>2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0" calcext:value-type="float">
            <text:p>2,41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65" calcext:value-type="float">
            <text:p>3,265</text:p>
          </table:table-cell>
          <table:table-cell table:style-name="ce4" office:value-type="string" calcext:value-type="string">
            <text:p>73.8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家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51" calcext:value-type="float">
            <text:p>2,351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35" calcext:value-type="float">
            <text:p>4,53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81" calcext:value-type="float">
            <text:p>4,5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82" calcext:value-type="float">
            <text:p>4,582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6028" calcext:value-type="float">
            <text:p>6,028</text:p>
          </table:table-cell>
          <table:table-cell table:style-name="ce4" office:value-type="string" calcext:value-type="string">
            <text:p>76.0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得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28" calcext:value-type="float">
            <text:p>3,72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782" calcext:value-type="float">
            <text:p>3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2" calcext:value-type="float">
            <text:p>3,782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5031" calcext:value-type="float">
            <text:p>5,031</text:p>
          </table:table-cell>
          <table:table-cell table:style-name="ce4" office:value-type="string" calcext:value-type="string">
            <text:p>75.1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9" calcext:value-type="float">
            <text:p>50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259" calcext:value-type="float">
            <text:p>3,25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09" calcext:value-type="float">
            <text:p>3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9" calcext:value-type="float">
            <text:p>3,309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376" calcext:value-type="float">
            <text:p>4,376</text:p>
          </table:table-cell>
          <table:table-cell table:style-name="ce4" office:value-type="string" calcext:value-type="string">
            <text:p>75.6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6" calcext:value-type="float">
            <text:p>4,15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06" calcext:value-type="float">
            <text:p>4,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07" calcext:value-type="float">
            <text:p>4,207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5502" calcext:value-type="float">
            <text:p>5,502</text:p>
          </table:table-cell>
          <table:table-cell table:style-name="ce4" office:value-type="string" calcext:value-type="string">
            <text:p>76.4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5" calcext:value-type="float">
            <text:p>5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84" calcext:value-type="float">
            <text:p>3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4" calcext:value-type="float">
            <text:p>3,384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446" calcext:value-type="float">
            <text:p>4,446</text:p>
          </table:table-cell>
          <table:table-cell table:style-name="ce4" office:value-type="string" calcext:value-type="string">
            <text:p>76.1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旺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25" calcext:value-type="float">
            <text:p>5,02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089" calcext:value-type="float">
            <text:p>5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9" calcext:value-type="float">
            <text:p>5,089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6723" calcext:value-type="float">
            <text:p>6,723</text:p>
          </table:table-cell>
          <table:table-cell table:style-name="ce4" office:value-type="string" calcext:value-type="string">
            <text:p>75.7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泰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429" calcext:value-type="float">
            <text:p>3,429</text:p>
          </table:table-cell>
          <table:table-cell table:style-name="ce4" office:value-type="string" calcext:value-type="string">
            <text:p>77.1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2" calcext:value-type="float">
            <text:p>3,87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937" calcext:value-type="float">
            <text:p>3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7" calcext:value-type="float">
            <text:p>3,937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5377" calcext:value-type="float">
            <text:p>5,377</text:p>
          </table:table-cell>
          <table:table-cell table:style-name="ce4" office:value-type="string" calcext:value-type="string">
            <text:p>73.2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試院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78" calcext:value-type="float">
            <text:p>4,27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335" calcext:value-type="float">
            <text:p>4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5" calcext:value-type="float">
            <text:p>4,335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5542" calcext:value-type="float">
            <text:p>5,542</text:p>
          </table:table-cell>
          <table:table-cell table:style-name="ce4" office:value-type="string" calcext:value-type="string">
            <text:p>78.2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華興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92" calcext:value-type="float">
            <text:p>5,39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464" calcext:value-type="float">
            <text:p>5,4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65" calcext:value-type="float">
            <text:p>5,465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7220" calcext:value-type="float">
            <text:p>7,220</text:p>
          </table:table-cell>
          <table:table-cell table:style-name="ce4" office:value-type="string" calcext:value-type="string">
            <text:p>75.6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明義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5" calcext:value-type="float">
            <text:p>38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262" calcext:value-type="float">
            <text:p>3,262</text:p>
          </table:table-cell>
          <table:table-cell table:style-name="ce4" office:value-type="string" calcext:value-type="string">
            <text:p>71.3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40" calcext:value-type="float">
            <text:p>4,1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199" calcext:value-type="float">
            <text:p>4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9" calcext:value-type="float">
            <text:p>4,199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5588" calcext:value-type="float">
            <text:p>5,588</text:p>
          </table:table-cell>
          <table:table-cell table:style-name="ce4" office:value-type="string" calcext:value-type="string">
            <text:p>75.1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木柵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14" calcext:value-type="float">
            <text:p>5,91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995" calcext:value-type="float">
            <text:p>5,9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99" calcext:value-type="float">
            <text:p>5,999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7849" calcext:value-type="float">
            <text:p>7,849</text:p>
          </table:table-cell>
          <table:table-cell table:style-name="ce4" office:value-type="string" calcext:value-type="string">
            <text:p>76.3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木新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52" calcext:value-type="float">
            <text:p>5,45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548" calcext:value-type="float">
            <text:p>5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8" calcext:value-type="float">
            <text:p>5,548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8545" calcext:value-type="float">
            <text:p>8,545</text:p>
          </table:table-cell>
          <table:table-cell table:style-name="ce4" office:value-type="string" calcext:value-type="string">
            <text:p>64.9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96" calcext:value-type="float">
            <text:p>4,49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575" calcext:value-type="float">
            <text:p>4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5" calcext:value-type="float">
            <text:p>4,575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5927" calcext:value-type="float">
            <text:p>5,927</text:p>
          </table:table-cell>
          <table:table-cell table:style-name="ce4" office:value-type="string" calcext:value-type="string">
            <text:p>77.1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忠順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6" calcext:value-type="float">
            <text:p>2,726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519" calcext:value-type="float">
            <text:p>3,519</text:p>
          </table:table-cell>
          <table:table-cell table:style-name="ce4" office:value-type="string" calcext:value-type="string">
            <text:p>77.4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樟林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0" calcext:value-type="float">
            <text:p>77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012" calcext:value-type="float">
            <text:p>5,01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082" calcext:value-type="float">
            <text:p>5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2" calcext:value-type="float">
            <text:p>5,082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6869" calcext:value-type="float">
            <text:p>6,869</text:p>
          </table:table-cell>
          <table:table-cell table:style-name="ce4" office:value-type="string" calcext:value-type="string">
            <text:p>73.9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樟新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419" calcext:value-type="float">
            <text:p>4,419</text:p>
          </table:table-cell>
          <table:table-cell table:style-name="ce4" office:value-type="string" calcext:value-type="string">
            <text:p>75.6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樟文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9" calcext:value-type="float">
            <text:p>3,70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762" calcext:value-type="float">
            <text:p>3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2" calcext:value-type="float">
            <text:p>3,762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971" calcext:value-type="float">
            <text:p>4,971</text:p>
          </table:table-cell>
          <table:table-cell table:style-name="ce4" office:value-type="string" calcext:value-type="string">
            <text:p>75.6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樟腳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8" calcext:value-type="float">
            <text:p>3,28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38" calcext:value-type="float">
            <text:p>3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8" calcext:value-type="float">
            <text:p>3,338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471" calcext:value-type="float">
            <text:p>4,471</text:p>
          </table:table-cell>
          <table:table-cell table:style-name="ce4" office:value-type="string" calcext:value-type="string">
            <text:p>74.6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樟樹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8" calcext:value-type="float">
            <text:p>44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96" calcext:value-type="float">
            <text:p>2,79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745" calcext:value-type="float">
            <text:p>3,745</text:p>
          </table:table-cell>
          <table:table-cell table:style-name="ce4" office:value-type="string" calcext:value-type="string">
            <text:p>75.5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萬芳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95" calcext:value-type="float">
            <text:p>4,69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757" calcext:value-type="float">
            <text:p>4,7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63" calcext:value-type="float">
            <text:p>4,763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6394" calcext:value-type="float">
            <text:p>6,394</text:p>
          </table:table-cell>
          <table:table-cell table:style-name="ce4" office:value-type="string" calcext:value-type="string">
            <text:p>74.4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萬美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85" calcext:value-type="float">
            <text:p>4,18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252" calcext:value-type="float">
            <text:p>4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2" calcext:value-type="float">
            <text:p>4,252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5918" calcext:value-type="float">
            <text:p>5,918</text:p>
          </table:table-cell>
          <table:table-cell table:style-name="ce4" office:value-type="string" calcext:value-type="string">
            <text:p>71.8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博嘉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48" calcext:value-type="float">
            <text:p>3,4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4808" calcext:value-type="float">
            <text:p>4,808</text:p>
          </table:table-cell>
          <table:table-cell table:style-name="ce4" office:value-type="string" calcext:value-type="string">
            <text:p>72.6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52" calcext:value-type="float">
            <text:p>2,252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6" calcext:value-type="float">
            <text:p>5,00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070" calcext:value-type="float">
            <text:p>5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0" calcext:value-type="float">
            <text:p>5,070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6754" calcext:value-type="float">
            <text:p>6,754</text:p>
          </table:table-cell>
          <table:table-cell table:style-name="ce4" office:value-type="string" calcext:value-type="string">
            <text:p>75.0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政大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2" calcext:value-type="float">
            <text:p>75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601" calcext:value-type="float">
            <text:p>4,60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658" calcext:value-type="float">
            <text:p>4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8" calcext:value-type="float">
            <text:p>4,658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6129" calcext:value-type="float">
            <text:p>6,129</text:p>
          </table:table-cell>
          <table:table-cell table:style-name="ce4" office:value-type="string" calcext:value-type="string">
            <text:p>76.0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指南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8" calcext:value-type="float">
            <text:p>38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380" calcext:value-type="float">
            <text:p>3,380</text:p>
          </table:table-cell>
          <table:table-cell table:style-name="ce4" office:value-type="string" calcext:value-type="string">
            <text:p>73.6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老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3.8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1452" calcext:value-type="float">
            <text:p>11,452</text:p>
          </table:table-cell>
          <table:table-cell table:style-name="ce3" office:value-type="float" office:value="8389" calcext:value-type="float">
            <text:p>8,389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892" calcext:value-type="float">
            <text:p>3,89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570" calcext:value-type="float">
            <text:p>25,57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5980" calcext:value-type="float">
            <text:p>25,9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983" calcext:value-type="float">
            <text:p>25,983</text:p>
          </table:table-cell>
          <table:table-cell table:style-name="ce3" office:value-type="float" office:value="8650" calcext:value-type="float">
            <text:p>8,650</text:p>
          </table:table-cell>
          <table:table-cell table:style-name="ce3" office:value-type="float" office:value="34633" calcext:value-type="float">
            <text:p>34,633</text:p>
          </table:table-cell>
          <table:table-cell table:style-name="ce4" office:value-type="string" calcext:value-type="string">
            <text:p>75.0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428" calcext:value-type="float">
            <text:p>2,428</text:p>
          </table:table-cell>
          <table:table-cell table:style-name="ce4" office:value-type="string" calcext:value-type="string">
            <text:p>72.4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富水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919" calcext:value-type="float">
            <text:p>1,919</text:p>
          </table:table-cell>
          <table:table-cell table:style-name="ce4" office:value-type="string" calcext:value-type="string">
            <text:p>71.3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文盛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164" calcext:value-type="float">
            <text:p>2,164</text:p>
          </table:table-cell>
          <table:table-cell table:style-name="ce4" office:value-type="string" calcext:value-type="string">
            <text:p>74.2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林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905" calcext:value-type="float">
            <text:p>3,905</text:p>
          </table:table-cell>
          <table:table-cell table:style-name="ce4" office:value-type="string" calcext:value-type="string">
            <text:p>74.3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河堤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691" calcext:value-type="float">
            <text:p>3,691</text:p>
          </table:table-cell>
          <table:table-cell table:style-name="ce4" office:value-type="string" calcext:value-type="string">
            <text:p>74.3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頂東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954" calcext:value-type="float">
            <text:p>4,954</text:p>
          </table:table-cell>
          <table:table-cell table:style-name="ce4" office:value-type="string" calcext:value-type="string">
            <text:p>76.2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網溪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9" calcext:value-type="float">
            <text:p>3,47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521" calcext:value-type="float">
            <text:p>3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1" calcext:value-type="float">
            <text:p>3,521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675" calcext:value-type="float">
            <text:p>4,675</text:p>
          </table:table-cell>
          <table:table-cell table:style-name="ce4" office:value-type="string" calcext:value-type="string">
            <text:p>75.3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板溪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849" calcext:value-type="float">
            <text:p>2,849</text:p>
          </table:table-cell>
          <table:table-cell table:style-name="ce4" office:value-type="string" calcext:value-type="string">
            <text:p>76.9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螢圃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28" calcext:value-type="float">
            <text:p>3,42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508" calcext:value-type="float">
            <text:p>3,5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9" calcext:value-type="float">
            <text:p>3,509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618" calcext:value-type="float">
            <text:p>4,618</text:p>
          </table:table-cell>
          <table:table-cell table:style-name="ce4" office:value-type="string" calcext:value-type="string">
            <text:p>75.9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螢雪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430" calcext:value-type="float">
            <text:p>3,430</text:p>
          </table:table-cell>
          <table:table-cell table:style-name="ce4" office:value-type="string" calcext:value-type="string">
            <text:p>75.86</text:p>
          </table:table-cell>
          <table:table-cell table:number-columns-repeated="100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北市第1選舉區" style:display-name="PageStyle_臺北市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北市第2選舉區" style:display-name="PageStyle_臺北市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北市第4選舉區" style:display-name="PageStyle_臺北市第4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北市第3選舉區" style:display-name="PageStyle_臺北市第3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北市第6選舉區" style:display-name="PageStyle_臺北市第6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北市第5選舉區" style:display-name="PageStyle_臺北市第5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北市第7選舉區" style:display-name="PageStyle_臺北市第7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北市第8選舉區" style:display-name="PageStyle_臺北市第8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9</meta:creation-date>
    <meta:initial-creator>Apache POI</meta:initial-creator>
    <meta:generator>LibreOffice/6.0.7.3$Linux_X86_64 LibreOffice_project/00m0$Build-3</meta:generator>
    <meta:document-statistic meta:table-count="8" meta:cell-count="7627" meta:object-count="0"/>
  </office:meta>
</office:document-meta>
</file>